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Pictures/10000000000000200000002000309F1C.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7" style:family="paragraph" style:parent-style-name="Text_20_body" style:master-page-name="">
      <style:paragraph-properties fo:keep-together="always" style:page-number="auto" fo:keep-with-next="always"/>
    </style:style>
    <style:style style:name="P8"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9"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keep-together="always" fo:keep-with-next="always"/>
    </style:style>
    <style:style style:name="P11"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keep-together="always" fo:keep-with-next="always"/>
    </style:style>
    <style:style style:name="P13"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15"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6"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8" style:family="paragraph" style:parent-style-name="Text_20_body">
      <style:paragraph-properties fo:margin-top="0.199cm" fo:margin-bottom="0cm" fo:keep-together="always"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9"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20"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21"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2"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23"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4" style:family="paragraph" style:parent-style-name="Standard" style:list-style-name="L1">
      <style:paragraph-properties fo:keep-together="always" fo:keep-with-next="always"/>
    </style:style>
    <style:style style:name="P25" style:family="paragraph" style:parent-style-name="Standard" style:list-style-name="L3">
      <style:paragraph-properties fo:keep-together="always" fo:keep-with-next="always"/>
    </style:style>
    <style:style style:name="P26" style:family="paragraph" style:parent-style-name="Standard" style:list-style-name="L4">
      <style:paragraph-properties fo:keep-together="always" fo:keep-with-next="always"/>
    </style:style>
    <style:style style:name="P27"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28"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29"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0"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1"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2"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3"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34"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35" style:family="paragraph" style:parent-style-name="Standard" style:list-style-name="L1">
      <style:paragraph-properties fo:keep-together="always" fo:keep-with-next="always"/>
      <style:text-properties fo:font-weight="bold" style:font-weight-asian="bold" style:font-weight-complex="bold"/>
    </style:style>
    <style:style style:name="P36"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7"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8" style:family="paragraph" style:parent-style-name="Standard" style:list-style-name="L1" style:master-page-name="">
      <style:paragraph-properties fo:keep-together="always" style:page-number="auto" fo:keep-with-next="always"/>
    </style:style>
    <style:style style:name="P39"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italic" style:letter-kerning="true" style:font-name-asian="Lohit Hindi1" style:language-asian="hi" style:country-asian="IN" style:font-style-asian="italic" style:font-name-complex="Droid Sans Fallback2" style:font-style-complex="italic"/>
    </style:style>
    <style:style style:name="P40"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1" style:family="paragraph" style:parent-style-name="Text_20_body" style:list-style-name="L4">
      <style:paragraph-properties fo:keep-together="always" fo:keep-with-next="always"/>
    </style:style>
    <style:style style:name="P42" style:family="paragraph" style:parent-style-name="Text_20_body" style:list-style-name="L4">
      <style:paragraph-properties fo:keep-together="always" fo:keep-with-next="always"/>
      <style:text-properties fo:font-weight="normal" style:font-weight-asian="normal" style:font-weight-complex="normal"/>
    </style:style>
    <style:style style:name="P43" style:family="paragraph" style:parent-style-name="Text_20_body">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4" style:family="paragraph" style:parent-style-name="Heading_20_2" style:master-page-name="">
      <style:paragraph-properties style:page-number="auto" fo:break-before="auto" fo:break-after="auto"/>
    </style:style>
    <style:style style:name="P45" style:family="paragraph" style:parent-style-name="Heading_20_2" style:master-page-name="">
      <style:paragraph-properties fo:keep-together="always" style:page-number="auto" fo:break-before="auto" fo:break-after="auto"/>
    </style:style>
    <style:style style:name="P46" style:family="paragraph" style:parent-style-name="Heading_20_2" style:master-page-name="">
      <style:paragraph-properties fo:keep-together="always" style:page-number="auto" fo:break-before="auto" fo:break-after="auto" fo:keep-with-next="always"/>
      <style:text-properties style:font-name="Arial"/>
    </style:style>
    <style:style style:name="P47" style:family="paragraph" style:parent-style-name="Heading_20_2" style:master-page-name="">
      <style:paragraph-properties fo:keep-together="always" style:page-number="auto" fo:keep-with-next="always"/>
    </style:style>
    <style:style style:name="P48" style:family="paragraph" style:parent-style-name="Heading_20_2" style:list-style-name="" style:master-page-name="">
      <style:paragraph-properties fo:keep-together="always" style:page-number="auto" fo:keep-with-next="always"/>
    </style:style>
    <style:style style:name="P49" style:family="paragraph" style:parent-style-name="Heading_20_2" style:master-page-name="">
      <style:paragraph-properties fo:keep-together="always" style:page-number="auto" fo:keep-with-next="always"/>
      <style:text-properties style:font-name="Arial"/>
    </style:style>
    <style:style style:name="P50"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51" style:family="paragraph" style:parent-style-name="Heading_20_2" style:list-style-name="" style:master-page-name="">
      <style:paragraph-properties fo:keep-together="always" style:page-number="auto"/>
    </style:style>
    <style:style style:name="P52" style:family="paragraph" style:parent-style-name="Heading_20_2">
      <style:paragraph-properties fo:break-before="page"/>
    </style:style>
    <style:style style:name="P53" style:family="paragraph" style:parent-style-name="Heading_20_3">
      <style:text-properties fo:font-weight="bold" style:font-weight-asian="bold" style:font-weight-complex="bold"/>
    </style:style>
    <style:style style:name="P54" style:family="paragraph" style:parent-style-name="Heading_20_3">
      <style:paragraph-properties fo:keep-together="always"/>
      <style:text-properties fo:font-weight="bold" style:font-weight-asian="bold" style:font-weight-complex="bold"/>
    </style:style>
    <style:style style:name="P55" style:family="paragraph" style:parent-style-name="Heading_20_3">
      <style:paragraph-properties fo:keep-together="always" fo:keep-with-next="always"/>
    </style:style>
    <style:style style:name="P56" style:family="paragraph" style:parent-style-name="Heading_20_3" style:master-page-name="">
      <style:paragraph-properties fo:keep-together="always" style:page-number="auto" fo:keep-with-next="always"/>
    </style:style>
    <style:style style:name="P57"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58" style:family="paragraph" style:parent-style-name="Heading_20_3" style:master-page-name="">
      <style:paragraph-properties fo:keep-together="alway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font-name="Ari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Courier New"/>
    </style:style>
    <style:style style:name="T11" style:family="text">
      <style:text-properties style:font-name="Courier New" fo:font-weight="normal" style:font-weight-asian="normal" style:font-weight-complex="normal"/>
    </style:style>
    <style:style style:name="T12" style:family="text">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3"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4"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language="en" fo:country="US" style:language-asian="hi" style:country-asian="IN"/>
    </style:style>
    <style:style style:name="fr1"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equest Model</text:h>
      <text:p text:style-name="Standard"><draw:frame draw:style-name="fr1" draw:name="Object1" text:anchor-type="as-char" svg:width="17.092cm" svg:height="23.954cm" draw:z-index="0"><draw:object xlink:href="./Object 1" xlink:type="simple" xlink:show="embed" xlink:actuate="onLoad"/><draw:image xlink:href="./ObjectReplacements/Object 1" xlink:type="simple" xlink:show="embed" xlink:actuate="onLoad"/></draw:frame></text:p>
      <text:h text:style-name="P45" text:outline-level="2"><text:soft-page-break/>Inforequest Flow</text:h>
      <text:p text:style-name="Text_20_body"><draw:frame draw:style-name="fr1"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44" text:outline-level="2"><text:soft-page-break/>Inforequest</text:h>
      <text:p text:style-name="Standard"><text:span text:style-name="Done">Represents a single information request. Inforequests are ordered by their submission date by default.</text:span></text:p>
      <text:p text:style-name="P12">Relations<text:span text:style-name="T7">:</text:span></text:p>
      <text:list xml:id="list1230040059" text:style-name="L1">
        <text:list-item>
          <text:p text:style-name="P24"><text:span text:style-name="Done"><text:span text:style-name="T8">Applicant</text:span></text:span><text:span text:style-name="Done"><text:span text:style-name="T7">: (Mandatory) The inforequest owner, the user who submitted it.</text:span></text:span></text:p>
        </text:list-item>
      </text:list>
      <text:p text:style-name="P15">Backward Relations:</text:p>
      <text:list xml:id="list2094383219" text:continue-numbering="true" text:style-name="L1">
        <text:list-item>
          <text:p text:style-name="P27"><text:span text:style-name="Done"><text:span text:style-name="T2">List of </text:span></text:span><text:span text:style-name="Done"><text:span text:style-name="T1">Histories</text:span></text:span><text:span text:style-name="Done"><text:span text:style-name="T2">: (May NOT be empty) List of all histories related to the inforequest. Every inforequest contains at least one history, its main history.</text:span></text:span></text:p>
        </text:list-item>
        <text:list-item>
          <text:p text:style-name="P27"><text:span text:style-name="Done"><text:span text:style-name="T2">List of </text:span></text:span><text:span text:style-name="Done"><text:span text:style-name="T1">Action Drafts</text:span></text:span><text:span text:style-name="Done"><text:span text:style-name="T2">: (May be empty) List of all action drafts the applicant created for this inforequest. The inforequest may contain at most one draft of each action type.</text:span></text:span></text:p>
        </text:list-item>
        <text:list-item>
          <text:p text:style-name="P27"><text:span text:style-name="Done"><text:span text:style-name="T2">List of </text:span></text:span><text:span text:style-name="Done"><text:span text:style-name="T1">Received E‑mails</text:span></text:span><text:span text:style-name="Done"><text:span text:style-name="T2">: (May be empty) List of all received e‑mails related to the inforequest, decided or undecided. The unique e‑mail address generated for the inforequest is used for communication with all obligees the request was advanced to. It is up to the applicant</text:span></text:span><text:span text:style-name="T2"> and/or some heuristics </text:span><text:span text:style-name="Done"><text:span text:style-name="T2">to decide to which history the action contained in the received e‑mail belongs. Received e‑mails are ordered by the date we received them.</text:span></text:span></text:p>
        </text:list-item>
        <text:list-item>
          <text:p text:style-name="P27"><text:span text:style-name="T2">List of </text:span><text:span text:style-name="T1">Sent E‑mails</text:span><text:span text:style-name="T2">: (May be empty) List of all sent s‑mails related to the inforequest. Sent e‑mails are ordered by the date we sent them.</text:span></text:p>
        </text:list-item>
      </text:list>
      <text:p text:style-name="P15">Computed Relations:</text:p>
      <text:list xml:id="list490335114" text:continue-numbering="true" text:style-name="L1">
        <text:list-item>
          <text:p text:style-name="P27"><text:span text:style-name="Done"><text:span text:style-name="T1">History</text:span></text:span><text:span text:style-name="Done"><text:span text:style-name="T2">: (Read-only) Main history of communication with the original obligee the inforequest was submitted to. The inforequest must contain exactly one main history. If the inforequest was advanced to other obligees, the respective advancement action contains recursive sub-histories of communication with new obligees.</text:span></text:span></text:p>
        </text:list-item>
      </text:list>
      <text:p text:style-name="P14">Properties<text:span text:style-name="T2">:</text:span></text:p>
      <text:list xml:id="list1905938122" text:continue-numbering="true" text:style-name="L1">
        <text:list-item>
          <text:p text:style-name="P27"><text:span text:style-name="Done"><text:span text:style-name="T1">Applicant Name</text:span></text:span><text:span text:style-name="Done"><text:span text:style-name="T2"> and </text:span></text:span><text:span text:style-name="Done"><text:span text:style-name="T1">Postal Address</text:span></text:span><text:span text:style-name="Done"><text:span text:style-name="T2"> (street, city, zip): (Mandatory) To freeze applicant current contact information for the case he changes it in the future. The information is frozen to its state at the moment the inforequest was submitted.</text:span></text:span></text:p>
        </text:list-item>
        <text:list-item>
          <text:p text:style-name="P36"><text:span text:style-name="Done"><text:span text:style-name="T1">Unique E‑mail Address</text:span></text:span><text:span text:style-name="Done"><text:span text:style-name="T2">: (Mandatory and unique) Every inforequest has a unique e‑mail address of the form </text:span></text:span><text:span text:style-name="Done"><text:span text:style-name="T11">*@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27"><text:span text:style-name="Done"><text:span text:style-name="T1">Submission Date</text:span></text:span><text:span text:style-name="Done"><text:span text:style-name="T2">: (Mandatory) The effective date of the request action.</text:span></text:span></text:p>
        </text:list-item>
        <text:list-item>
          <text:p text:style-name="P28">Closed<text:span text:style-name="T2">: (Mandatory true/false flag) True if the inforequest is closed and the applicant may not act on it any more. The inforequest is closed if all its histories are closed or when the applicant or the administrator close it manually or the applicant abandon it for a very long time. If a request is not closed, we say that it is opened.</text:span></text:p>
        </text:list-item>
      </text:list>
      <text:p text:style-name="P15">Computed Properties:</text:p>
      <text:list xml:id="list2151450591" text:continue-numbering="true" text:style-name="L1">
        <text:list-item>
          <text:p text:style-name="P29"><text:span text:style-name="Done"><text:span text:style-name="T1">Can Add X</text:span></text:span><text:span text:style-name="Done">: (Read-only) True if the user can append action X to at least one of the inforequest histories. False otherwise.</text:span></text:p>
        </text:list-item>
      </text:list>
      <text:p text:style-name="P43"/>
      <text:h text:style-name="P46" text:outline-level="2"><text:soft-page-break/>Inforequest Draft</text:h>
      <text:p text:style-name="P11">Relations:</text:p>
      <text:list xml:id="list215679667" text:continue-numbering="true" text:style-name="L1">
        <text:list-item>
          <text:p text:style-name="P24"><text:span text:style-name="Done"><text:span text:style-name="T1">Applicant</text:span></text:span><text:span text:style-name="Done">: (Mandatory) The draft owner, the future inforequest applicant.</text:span></text:p>
        </text:list-item>
        <text:list-item>
          <text:p text:style-name="P27"><text:span text:style-name="Done"><text:span text:style-name="T1">Obligee</text:span></text:span><text:span text:style-name="Done"><text:span text:style-name="T2">: (Optional) The obligee the inforequest will be sent to, if the user has already set it.</text:span></text:span></text:p>
        </text:list-item>
      </text:list>
      <text:p text:style-name="P15">Backward Relations:</text:p>
      <text:list xml:id="list1364069267" text:continue-numbering="true" text:style-name="L1">
        <text:list-item>
          <text:p text:style-name="P24"><text:span text:style-name="T2">List of </text:span><text:span text:style-name="T1">Uploaded Attachments</text:span><text:span text:style-name="T2">: (May be empty) Attachments for the future request action.</text:span></text:p>
        </text:list-item>
      </text:list>
      <text:p text:style-name="P7"><text:span text:style-name="T17">Properties</text:span><text:span text:style-name="T13">:</text:span></text:p>
      <text:list xml:id="list458835398" text:continue-numbering="true" text:style-name="L1">
        <text:list-item>
          <text:p text:style-name="P24"><text:span text:style-name="Done"><text:span text:style-name="T12">Subject</text:span></text:span><text:span text:style-name="Done"><text:span text:style-name="T13">: (May be empty) Draft subject for the future request action.</text:span></text:span></text:p>
        </text:list-item>
        <text:list-item>
          <text:p text:style-name="P24"><text:span text:style-name="Done"><text:span text:style-name="T12">Content</text:span></text:span><text:span text:style-name="Done"><text:span text:style-name="T13">: (May be empty) Draft content for the future request action</text:span></text:span><text:span text:style-name="T13">.</text:span></text:p>
        </text:list-item>
      </text:list>
      <text:p text:style-name="P5"/>
      <text:p text:style-name="P5"/>
      <text:h text:style-name="P47" text:outline-level="2">History</text:h>
      <text:p text:style-name="Standard"><text:span text:style-name="Done">Represents history of communication with a single obligee concerning a single inforequest. If the obligee advances the inforequest to other obligees, the advancement action contains its own sub-histories of communication with the new obligees. If the history is the main history of its inforequest, we say that the history is main, otherwise we say that it's advanced.</text:span></text:p>
      <text:p text:style-name="P12">Relations<text:span text:style-name="T7">:</text:span></text:p>
      <text:list xml:id="list1784175270" text:continue-numbering="true" text:style-name="L1">
        <text:list-item>
          <text:p text:style-name="P38"><text:span text:style-name="Done"><text:span text:style-name="T8">Inforequest</text:span></text:span><text:span text:style-name="Done"><text:span text:style-name="T7">: (Mandatory) The inforequest the history belongs to.</text:span></text:span></text:p>
        </text:list-item>
        <text:list-item>
          <text:p text:style-name="P24"><text:span text:style-name="Done"><text:span text:style-name="T12">Obligee</text:span></text:span><text:span text:style-name="Done"><text:span text:style-name="T13">: (Mandatory) The obligee the inforequest was sent or advanced to.</text:span></text:span></text:p>
        </text:list-item>
        <text:list-item>
          <text:p text:style-name="P27"><text:span text:style-name="Done"><text:span text:style-name="T1">Advanced By</text:span></text:span><text:span text:style-name="Done"><text:span text:style-name="T2">: (Optional) NULL for main histories, or the advancement action the inforequest was advanced by for advanced histories. Every Inforequest must contain exactly one main history.</text:span></text:span></text:p>
        </text:list-item>
      </text:list>
      <text:p text:style-name="P15">Backward Relations:</text:p>
      <text:list xml:id="list628112184" text:continue-numbering="true" text:style-name="L1">
        <text:list-item>
          <text:p text:style-name="P29"><text:span text:style-name="Done"><text:span text:style-name="T3">List of </text:span></text:span><text:span text:style-name="Done"><text:span text:style-name="T1">Actions</text:span></text:span><text:span text:style-name="Done">: (May NOT be empty) The history of communication with the obligee. The first action of every main history is a request action and the first action of every advanced action is an advanced request action. Actions are ordered by their effective date.</text:span></text:p>
        </text:list-item>
      </text:list>
      <text:p text:style-name="P15">Properties:</text:p>
      <text:list xml:id="list936728950" text:continue-numbering="true" text:style-name="L1">
        <text:list-item>
          <text:p text:style-name="P27"><text:span text:style-name="Done"><text:span text:style-name="T1">Obligee Name</text:span></text:span><text:span text:style-name="Done"><text:span text:style-name="T2"> and </text:span></text:span><text:span text:style-name="Done"><text:span text:style-name="T1">Postal Address</text:span></text:span><text:span text:style-name="Done"><text:span text:style-name="T2"> (street, city, zip): (Mandatory) To freeze obligee current contact information for the case it changes in the future. The information is frozen to its state at the moment the request was submitted if it is the main history, or the moment the advancement action was received.</text:span></text:span></text:p>
        </text:list-item>
        <text:list-item>
          <text:p text:style-name="P28">Closed<text:span text:style-name="T2">: (Mandatory true/false flag) True if the history is closed and the applicant may not act on it any more. A history may be closed as a result of a terminal action. Terminal actions are full disclosure, affirmation and reversion. If a history is not closed, we say that it is opened.</text:span></text:p>
        </text:list-item>
      </text:list>
      <text:p text:style-name="P15">Computed Properties:</text:p>
      <text:list xml:id="list803885547" text:continue-numbering="true" text:style-name="L1">
        <text:list-item>
          <text:p text:style-name="P29"><text:span text:style-name="Done"><text:span text:style-name="T1">Can Add X</text:span></text:span><text:span text:style-name="Done">: (Read-only) True if the user can append action X to the history. False otherwise.</text:span></text:p>
        </text:list-item>
      </text:list>
      <text:p text:style-name="P5"><text:span text:style-name="Done"/></text:p>
      <text:p text:style-name="P5"><text:span text:style-name="Done"/></text:p>
      <text:h text:style-name="P49" text:outline-level="2"><text:soft-page-break/>Received E‑mail</text:h>
      <text:p text:style-name="P10"><text:span text:style-name="Done"><text:span text:style-name="T6">Represents a received e‑mail. Every inforequest has its unique e‑mail address which is used for communication with all obligees the request was advanced to. If there are multiple open histories in the inforequest, It is up to the applicant</text:span></text:span><text:span text:style-name="T6"> and/or some heuristics </text:span><text:span text:style-name="Done"><text:span text:style-name="T6">to decide to which history the action contained in the received e‑mail belongs. Received e‑mails are ordered by the date we received them by default.</text:span></text:span></text:p>
      <text:p text:style-name="P20">Relations:</text:p>
      <text:list xml:id="list536243405" text:continue-numbering="true" text:style-name="L1">
        <text:list-item>
          <text:p text:style-name="P29"><text:span text:style-name="Done"><text:span text:style-name="T1">Inforequest</text:span></text:span><text:span text:style-name="Done">: (Optional) Inforequest the e‑mail was assigned to. NULL for e‑mails not yet assigned to any inforequest.</text:span> The administrator can see the list of all unassigned received e‑mails.</text:p>
        </text:list-item>
        <text:list-item>
          <text:p text:style-name="P29"><text:span text:style-name="Done"><text:span text:style-name="T1">Raw E-mail</text:span></text:span><text:span text:style-name="Done">: (Mandatory) Instance of </text:span><text:span text:style-name="Done"><text:span text:style-name="T10">django_mailbox.models.Message</text:span></text:span><text:span text:style-name="Done">.</text:span></text:p>
        </text:list-item>
      </text:list>
      <text:p text:style-name="P17">Backward Relations:</text:p>
      <text:list xml:id="list1365868879" text:continue-numbering="true" text:style-name="L1">
        <text:list-item>
          <text:p text:style-name="P24"><text:span text:style-name="Done"><text:span text:style-name="T1">Action</text:span></text:span><text:span text:style-name="Done">: (Optional) An action which the e‑mail represents, if any. It must be set to an obligee action if the e‑mail status is “</text:span><text:span text:style-name="Done"><text:span text:style-name="T15">obligee‑action</text:span></text:span><text:span text:style-name="Done">”. Otherwise, it must be NULL.</text:span></text:p>
        </text:list-item>
      </text:list>
      <text:p text:style-name="P17">Properties:</text:p>
      <text:list xml:id="list1014948258" text:continue-numbering="true" text:style-name="L1">
        <text:list-item>
          <text:p text:style-name="P29"><text:span text:style-name="Done"><text:span text:style-name="T1">Status</text:span></text:span><text:span text:style-name="Done">: (Mandatory choice)</text:span></text:p>
          <text:list>
            <text:list-item>
              <text:p text:style-name="P29"><text:span text:style-name="Done"><text:span text:style-name="T15">unassigned</text:span></text:span><text:span text:style-name="Done">: Not assigned to any inforequest, yet.</text:span></text:p>
            </text:list-item>
            <text:list-item>
              <text:p text:style-name="P29"><text:span text:style-name="Done"><text:span text:style-name="T15">undecided</text:span></text:span><text:span text:style-name="Done">: A received e‑mail waiting for applicant decision.</text:span></text:p>
            </text:list-item>
            <text:list-item>
              <text:p text:style-name="P37"><text:span text:style-name="Done"><text:span text:style-name="T15">unknown</text:span></text:span><text:span text:style-name="Done">: A received e‑mail the applicant didn't know how to decide</text:span></text:p>
            </text:list-item>
            <text:list-item>
              <text:p text:style-name="P29"><text:span text:style-name="Done"><text:span text:style-name="T15">unrelated</text:span></text:span><text:span text:style-name="Done">: Marked as an unrelated e‑mail.</text:span></text:p>
            </text:list-item>
            <text:list-item>
              <text:p text:style-name="P30"><text:span text:style-name="Done">obligee‑action</text:span><text:span text:style-name="Done"><text:span text:style-name="T5">: A received e‑mail representing an obligee action.</text:span></text:span></text:p>
            </text:list-item>
            <text:list-item>
              <text:p text:style-name="P29"><text:span text:style-name="T15">dsn</text:span><text:span text:style-name="T13">: E‑mail delivery status notification.</text:span></text:p>
            </text:list-item>
          </text:list>
        </text:list-item>
      </text:list>
      <text:p text:style-name="P5"/>
      <text:p text:style-name="P5"/>
      <text:h text:style-name="P49" text:outline-level="2">Sent E‑mail</text:h>
      <text:p text:style-name="P10">Represents a sent e‑mail. <text:span text:style-name="T13">We should add receipt request headers to all sent e‑mails.</text:span></text:p>
      <text:p text:style-name="P20">Relations:</text:p>
      <text:list xml:id="list1445362761" text:continue-numbering="true" text:style-name="L1">
        <text:list-item>
          <text:p text:style-name="P24"><text:span text:style-name="T12">Information Request</text:span><text:span text:style-name="T13">: (Mandatory)</text:span></text:p>
        </text:list-item>
        <text:list-item>
          <text:p text:style-name="P29"><text:span text:style-name="T1">Raw E-mail</text:span>: (Mandatory)</text:p>
        </text:list-item>
      </text:list>
      <text:p text:style-name="P17">Backward Relations:</text:p>
      <text:list xml:id="list1996482857" text:continue-numbering="true" text:style-name="L1">
        <text:list-item>
          <text:p text:style-name="P24"><text:span text:style-name="T1">Action</text:span>: (Mandatory) An applicant action which the e‑mail represents.</text:p>
        </text:list-item>
        <text:list-item>
          <text:p text:style-name="P29">List of <text:span text:style-name="T1">Recipients</text:span>: (May NOT be empty)</text:p>
        </text:list-item>
      </text:list>
      <text:p text:style-name="P3"/>
      <text:p text:style-name="P3"/>
      <text:h text:style-name="P47" text:outline-level="2">Recipient</text:h>
      <text:p text:style-name="P10">We keep track of undelivered sent e‑mails. For every recipient of a sent e‑mail, we remember whether we've got an e‑mail delivery status notification or not.</text:p>
      <text:p text:style-name="P20">Relations:</text:p>
      <text:list xml:id="list1340316517" text:continue-numbering="true" text:style-name="L1">
        <text:list-item>
          <text:p text:style-name="P29"><text:span text:style-name="T1">Sent E-mail</text:span>: (Mandatory)</text:p>
        </text:list-item>
      </text:list>
      <text:p text:style-name="P17">Properties:</text:p>
      <text:list xml:id="list750899421" text:continue-numbering="true" text:style-name="L1">
        <text:list-item>
          <text:p text:style-name="P29"><text:span text:style-name="T1">Address</text:span>: (Mandatory)</text:p>
        </text:list-item>
        <text:list-item>
          <text:p text:style-name="P29"><text:span text:style-name="T1">Delivery Status</text:span>: (Mandatory choice)</text:p>
          <text:list>
            <text:list-item>
              <text:p text:style-name="P29"><text:span text:style-name="T15">delivered</text:span>: We got e‑mail receipt confirmation</text:p>
            </text:list-item>
            <text:list-item>
              <text:p text:style-name="P29"><text:span text:style-name="T15">undelivered</text:span>: We got e‑mail delivery status notification</text:p>
            </text:list-item>
            <text:list-item>
              <text:p text:style-name="P30">unknown</text:p>
            </text:list-item>
          </text:list>
        </text:list-item>
      </text:list>
      <text:p text:style-name="P3"/>
      <text:p text:style-name="P3"/>
      <text:h text:style-name="P49" text:outline-level="2"><text:soft-page-break/>Action</text:h>
      <text:p text:style-name="P16">Relations:</text:p>
      <text:list xml:id="list443171054" text:continue-numbering="true" text:style-name="L1">
        <text:list-item>
          <text:p text:style-name="P29"><text:span text:style-name="Done"><text:span text:style-name="T1">History</text:span></text:span><text:span text:style-name="Done">: (Mandatory)</text:span></text:p>
        </text:list-item>
        <text:list-item>
          <text:p text:style-name="P36"><text:span text:style-name="Done"><text:span text:style-name="T1">Received E‑mail</text:span></text:span><text:span text:style-name="Done"><text:span text:style-name="T2">: (Optional) Mandatory for actions received by e‑mail, NULL otherwise.</text:span></text:span></text:p>
        </text:list-item>
        <text:list-item>
          <text:p text:style-name="P27"><text:span text:style-name="T1">Sent E‑mail</text:span><text:span text:style-name="T2">: (Optional) Mandatory for actions sent by e‑mail, NULL otherwise.</text:span></text:p>
        </text:list-item>
      </text:list>
      <text:p text:style-name="P18">Backward Relations:</text:p>
      <text:list xml:id="list2015828866" text:continue-numbering="true" text:style-name="L1">
        <text:list-item>
          <text:p text:style-name="P24"><text:span text:style-name="Done"><text:span text:style-name="T2">List of </text:span></text:span><text:span text:style-name="Done"><text:span text:style-name="T1">Advanced To</text:span></text:span><text:span text:style-name="Done"><text:span text:style-name="T2"> histories: (May be empty) May NOT be empty for advancement actions. Must be empty otherwise.</text:span></text:span></text:p>
        </text:list-item>
        <text:list-item>
          <text:p text:style-name="P24"><text:span text:style-name="T2">List of </text:span><text:span text:style-name="T1">Uploaded Attachments</text:span><text:span text:style-name="T2">: (May be empty)</text:span></text:p>
        </text:list-item>
      </text:list>
      <text:p text:style-name="P21">Properties:</text:p>
      <text:list xml:id="list919618615" text:continue-numbering="true" text:style-name="L1">
        <text:list-item>
          <text:p text:style-name="P28"><text:span text:style-name="Done">Type</text:span><text:span text:style-name="Done"><text:span text:style-name="T2">: (Mandatory choice)</text:span></text:span></text:p>
          <text:list>
            <text:list-item>
              <text:p text:style-name="P29">Applicant Actions: <text:span text:style-name="Done"><text:span text:style-name="T15">Request</text:span></text:span><text:span text:style-name="Done">, </text:span><text:span text:style-name="Done"><text:span text:style-name="T15">Clarification Response</text:span></text:span><text:span text:style-name="Done">, </text:span><text:span text:style-name="Done"><text:span text:style-name="T15">Appeal;</text:span></text:span></text:p>
            </text:list-item>
            <text:list-item>
              <text:p text:style-name="P29">Obligee Actions: <text:span text:style-name="Done"><text:span text:style-name="T15">Confirmation</text:span></text:span><text:span text:style-name="Done">, </text:span><text:span text:style-name="Done"><text:span text:style-name="T15">Extension</text:span></text:span><text:span text:style-name="Done">, </text:span><text:span text:style-name="Done"><text:span text:style-name="T15">Advancement</text:span></text:span><text:span text:style-name="Done">, </text:span><text:span text:style-name="Done"><text:span text:style-name="T15">Clarification Request</text:span></text:span><text:span text:style-name="Done">, </text:span><text:span text:style-name="Done"><text:span text:style-name="T15">Disclosure</text:span></text:span><text:span text:style-name="Done">, </text:span><text:span text:style-name="Done"><text:span text:style-name="T15">Refusal</text:span></text:span><text:span text:style-name="Done">, </text:span><text:span text:style-name="Done"><text:span text:style-name="T15">Affirmation</text:span></text:span><text:span text:style-name="Done">, </text:span><text:span text:style-name="Done"><text:span text:style-name="T15">Reversion</text:span></text:span><text:span text:style-name="Done">, </text:span><text:span text:style-name="Done"><text:span text:style-name="T15">Remandment</text:span></text:span><text:span text:style-name="Done">;</text:span></text:p>
            </text:list-item>
            <text:list-item>
              <text:p text:style-name="P29">Implicit Actions: <text:span text:style-name="Done"><text:span text:style-name="T15">Advanced Request</text:span></text:span>, <text:span text:style-name="T15">Expiration</text:span>, <text:span text:style-name="T15">Appeal Expiration</text:span></text:p>
            </text:list-item>
          </text:list>
        </text:list-item>
        <text:list-item>
          <text:p text:style-name="P27"><text:span text:style-name="Done"><text:span text:style-name="T1">Subject</text:span></text:span><text:span text:style-name="Done"><text:span text:style-name="T2">: (Optional) Action subject written by the applicant or copied from the e‑mail. May be empty for implicit actions, should NOT be empty for other actions.</text:span></text:span></text:p>
        </text:list-item>
        <text:list-item>
          <text:p text:style-name="P36"><text:span text:style-name="Done"><text:span text:style-name="T1">Content</text:span></text:span><text:span text:style-name="Done"><text:span text:style-name="T2">: (Optional) Action text content written by the applicant or copied from the e‑mail. May be empty for implicit actions, should NOT be empty for other actions.</text:span></text:span></text:p>
        </text:list-item>
        <text:list-item>
          <text:p text:style-name="P27"><text:span text:style-name="Done"><text:span text:style-name="T1">Effective Date</text:span></text:span><text:span text:style-name="Done"><text:span text:style-name="T2">: (Mandatory) The date at which the action was sent or received. If the action was sent/received by e‑mail it's set automatically. If it was sent/received by s‑mail it's filled by the applicant.</text:span></text:span></text:p>
        </text:list-item>
        <text:list-item>
          <text:p text:style-name="P27"><text:span text:style-name="Done"><text:span text:style-name="T1">Deadline</text:span></text:span><text:span text:style-name="Done"><text:span text:style-name="T2">: (Optional) The deadline that apply after the action, if the action sets a deadline, NULL otherwise. The deadline is expressed in a number of working days (WD) counting since the effective date.</text:span></text:span><text:span text:style-name="T2"> It may apply to the applicant or to the obligee, depending on the action type.</text:span></text:p>
        </text:list-item>
        <text:list-item>
          <text:p text:style-name="P27"><text:span text:style-name="Done"><text:span text:style-name="T1">Extension</text:span></text:span><text:span text:style-name="Done"><text:span text:style-name="T2">: (Optional) 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27"><text:span text:style-name="Done"><text:span text:style-name="T1">Disclosure Level</text:span></text:span><text:span text:style-name="Done"><text:span text:style-name="T2">: (Optional) Mandatory choice for advancement, disclosure, reversion and remandment actions, NULL otherwise. Specifies if the obligee disclosed any requested information by this action. Possible levels:</text:span></text:span></text:p>
          <text:list>
            <text:list-item>
              <text:p text:style-name="P29"><text:span text:style-name="Done"><text:span text:style-name="T15">none</text:span></text:span><text:span text:style-name="Done">: The obligee does not disclosed the requested information at all</text:span></text:p>
            </text:list-item>
            <text:list-item>
              <text:p text:style-name="P29"><text:span text:style-name="Done"><text:span text:style-name="T15">part</text:span></text:span><text:span text:style-name="Done">: The obligee disclosed the requested information partially</text:span></text:p>
            </text:list-item>
            <text:list-item>
              <text:p text:style-name="P29"><text:span text:style-name="Done"><text:span text:style-name="T15">full</text:span></text:span><text:span text:style-name="Done">: The obligee disclosed all requested information</text:span></text:p>
            </text:list-item>
          </text:list>
        </text:list-item>
        <text:list-item>
          <text:p text:style-name="P27"><text:span text:style-name="Done"><text:span text:style-name="T1">Refusal Reason</text:span></text:span><text:span text:style-name="Done"><text:span text:style-name="T2">: (Optional) Mandatory choice for refusal and affirmation actions, NULL otherwise. Specifies the reason why the obligee refused to disclose the information. Possible reasons:</text:span></text:span></text:p>
          <text:list>
            <text:list-item>
              <text:p text:style-name="P30"><text:span text:style-name="Done">does not have information</text:span></text:p>
            </text:list-item>
            <text:list-item>
              <text:p text:style-name="P30"><text:span text:style-name="Done">does not provide information</text:span></text:p>
            </text:list-item>
            <text:list-item>
              <text:p text:style-name="P30"><text:span text:style-name="Done">does not create information</text:span></text:p>
            </text:list-item>
            <text:list-item>
              <text:p text:style-name="P30"><text:span text:style-name="Done">copyright restriction</text:span></text:p>
            </text:list-item>
            <text:list-item>
              <text:p text:style-name="P30"><text:span text:style-name="Done">business secret</text:span></text:p>
            </text:list-item>
            <text:list-item>
              <text:p text:style-name="P30"><text:span text:style-name="Done">personal information</text:span></text:p>
            </text:list-item>
            <text:list-item>
              <text:p text:style-name="P30"><text:span text:style-name="Done">confidential information</text:span></text:p>
            </text:list-item>
            <text:list-item>
              <text:p text:style-name="P30"><text:span text:style-name="Done">no reason</text:span></text:p>
            </text:list-item>
            <text:list-item>
              <text:p text:style-name="P39"><text:span text:style-name="Done"><text:span text:style-name="T2">other reason</text:span></text:span></text:p>
            </text:list-item>
          </text:list>
        </text:list-item>
        <text:list-item>
          <text:p text:style-name="P36"><text:soft-page-break/><text:span text:style-name="T1">Delivery Status</text:span><text:span text:style-name="T2">: (Optional) Mandatory choice for applicant actions, NULL otherwise. Whether the action was delivered.</text:span></text:p>
          <text:list>
            <text:list-item>
              <text:p text:style-name="P29"><text:span text:style-name="T15">delivered</text:span>: If we got e‑mail receipt confirmation, or the applicant got an s‑mail proof of delivery</text:p>
            </text:list-item>
            <text:list-item>
              <text:p text:style-name="P29"><text:span text:style-name="T15">undelivered</text:span>: If we got an e‑mail delivery status notification for all its recipients, or <text:s/>the s‑mail was returned undelivered to the applicant</text:p>
            </text:list-item>
            <text:list-item>
              <text:p text:style-name="P30">unknown</text:p>
            </text:list-item>
          </text:list>
        </text:list-item>
      </text:list>
      <text:p text:style-name="P21">Computed Properties:</text:p>
      <text:list xml:id="list899634876" text:continue-numbering="true" text:style-name="L1">
        <text:list-item>
          <text:p text:style-name="P24"><text:span text:style-name="Done"><text:span text:style-name="T1">Days Passed</text:span></text:span><text:span text:style-name="Done">: (Read-only) Number of WD since the effective date until today.</text:span></text:p>
        </text:list-item>
        <text:list-item>
          <text:p text:style-name="P24"><text:span text:style-name="Done"><text:span text:style-name="T1">Deadline Remaining</text:span></text:span><text:span text:style-name="Done">: (Read-only) Number of WD remaining until the deadline is missed including all its extensions if the action sets a deadline, NULL otherwise.</text:span></text:p>
        </text:list-item>
        <text:list-item>
          <text:p text:style-name="P24"><text:span text:style-name="Done"><text:span text:style-name="T1">Deadline Missed</text:span></text:span><text:span text:style-name="Done">: (Read-only) True if the deadline including all its extensions is already missed. False if it is not yet missed or if the action does not set any deadline.</text:span></text:p>
        </text:list-item>
      </text:list>
      <text:p text:style-name="P3"/>
      <text:p text:style-name="P3"/>
      <text:h text:style-name="P49" text:outline-level="2">Action Draft</text:h>
      <text:p text:style-name="P11">Relations:</text:p>
      <text:list xml:id="list1274582139" text:continue-numbering="true" text:style-name="L1">
        <text:list-item>
          <text:p text:style-name="P29"><text:span text:style-name="Done"><text:span text:style-name="T1">Inforequest</text:span></text:span><text:span text:style-name="Done">: (Mandatory)</text:span></text:p>
        </text:list-item>
        <text:list-item>
          <text:p text:style-name="P29"><text:span text:style-name="Done"><text:span text:style-name="T1">History</text:span></text:span><text:span text:style-name="Done">: (Optional)</text:span></text:p>
        </text:list-item>
        <text:list-item>
          <text:p text:style-name="P29"><text:span text:style-name="Done">List of </text:span><text:span text:style-name="Done"><text:span text:style-name="T1">Obligees</text:span></text:span><text:span text:style-name="Done">: (May be empty) May be empty for advancement actions. Must be empty for all other actions.</text:span></text:p>
        </text:list-item>
      </text:list>
      <text:p text:style-name="P17">Backward Relations:</text:p>
      <text:list xml:id="list2061243767" text:continue-numbering="true" text:style-name="L1">
        <text:list-item>
          <text:p text:style-name="P24"><text:span text:style-name="T2">List of </text:span><text:span text:style-name="T1">Uploaded Attachments</text:span><text:span text:style-name="T2">: (May be empty)</text:span></text:p>
        </text:list-item>
      </text:list>
      <text:p text:style-name="P17">Properties:</text:p>
      <text:list xml:id="list731796382" text:continue-numbering="true" text:style-name="L1">
        <text:list-item>
          <text:p text:style-name="P29"><text:span text:style-name="Done"><text:span text:style-name="T1">Type</text:span></text:span><text:span text:style-name="Done">: (Mandatory choice) Choices are the same as for action type.</text:span></text:p>
        </text:list-item>
        <text:list-item>
          <text:p text:style-name="P29"><text:span text:style-name="Done"><text:span text:style-name="T1">Subject</text:span></text:span><text:span text:style-name="Done">: (May be empty)</text:span></text:p>
        </text:list-item>
        <text:list-item>
          <text:p text:style-name="P29"><text:span text:style-name="Done"><text:span text:style-name="T1">Content</text:span></text:span><text:span text:style-name="Done">: (May be empty)</text:span></text:p>
        </text:list-item>
        <text:list-item>
          <text:p text:style-name="P29"><text:span text:style-name="Done"><text:span text:style-name="T1">Effective date</text:span></text:span><text:span text:style-name="Done">: (Optional)</text:span></text:p>
        </text:list-item>
        <text:list-item>
          <text:p text:style-name="P29"><text:span text:style-name="Done"><text:span text:style-name="T1">Deadline</text:span></text:span><text:span text:style-name="Done">: (Optional) Optional for extension actions. Must be NULL for all other actions.</text:span></text:p>
        </text:list-item>
        <text:list-item>
          <text:p text:style-name="P29"><text:span text:style-name="Done"><text:span text:style-name="T1">Disclosure Level</text:span></text:span><text:span text:style-name="Done">: (Optional) Optional for advancement, disclosure, reversion and remandment actions. Must be NULL for all other actions</text:span><text:span text:style-name="Done">. Choices are the same as for action disclosure level.</text:span></text:p>
        </text:list-item>
        <text:list-item>
          <text:p text:style-name="P29"><text:span text:style-name="Done"><text:span text:style-name="T1">Refusal Reason</text:span></text:span><text:span text:style-name="Done">: (Optional) Optional for refusal and affirmation actions. Must be NULL for all other actions</text:span><text:span text:style-name="Done">. Choices are the same as for action refusal reason.</text:span></text:p>
        </text:list-item>
      </text:list>
      <text:p text:style-name="Standard"/>
      <text:p text:style-name="P3"/>
      <text:h text:style-name="P50" text:outline-level="2"><text:soft-page-break/>Applicant Actions</text:h>
      <text:p text:style-name="P9"><text:span text:style-name="Done"><text:span text:style-name="T1">Request</text:span></text:span><text:span text:style-name="Done">: Represents an applicant act</text:span><text:span text:style-name="Done"><text:span text:style-name="T14">ion</text:span></text:span><text:span text:style-name="Done"> of requesting the obligee for information. A request may be sent either by e‑mail</text:span> or by s‑mail. <text:span text:style-name="Done">Every main history must contain at least one instance of request act</text:span><text:span text:style-name="Done"><text:span text:style-name="T14">ion</text:span></text:span><text:span text:style-name="Done">. Advanced histories may not contain any request act</text:span><text:span text:style-name="Done"><text:span text:style-name="T14">ion</text:span></text:span><text:span text:style-name="Done">s, instead they contain advanced request act</text:span><text:span text:style-name="Done"><text:span text:style-name="T14">ion</text:span></text:span><text:span text:style-name="Done">s.</text:span> There are two cases that can happen for a main history:</text:p>
      <text:list xml:id="list1358572335" text:style-name="L2">
        <text:list-item>
          <text:list>
            <text:list-item>
              <text:p text:style-name="P31"><text:span text:style-name="Done">it contains exactly one request act</text:span><text:span text:style-name="Done"><text:span text:style-name="T14">ion</text:span></text:span><text:span text:style-name="Done">, either sent by e‑mail</text:span> or by s‑mail. <text:span text:style-name="Done">In this case the request act</text:span><text:span text:style-name="Done"><text:span text:style-name="T14">ion</text:span></text:span><text:span text:style-name="Done"> must be the very first history act</text:span><text:span text:style-name="Done"><text:span text:style-name="T14">ion</text:span></text:span><text:span text:style-name="Done">.</text:span></text:p>
            </text:list-item>
            <text:list-item>
              <text:p text:style-name="P31">It contains exactly two request act<text:span text:style-name="T14">ion</text:span>s, of which the first one was sent by e‑mail and was marked as undelivered later and the second one, which is a copy of the first one, was sent by s‑mail thereafter. In this case both these request actions must be the very first two act<text:span text:style-name="T14">ion</text:span>s of the history.</text:p>
            </text:list-item>
          </text:list>
        </text:list-item>
      </text:list>
      <text:p text:style-name="P12"><text:span text:style-name="T16">Properties that apply</text:span><text:span text:style-name="T4">:</text:span></text:p>
      <text:list xml:id="list1478934245" text:style-name="L3">
        <text:list-item>
          <text:p text:style-name="P32"><text:span text:style-name="Done">If the request was sent by e‑mail:</text:span></text:p>
          <text:list>
            <text:list-item>
              <text:p text:style-name="P32"><text:span text:style-name="T1">Sent E‑mail</text:span>: a reference to the sent e‑mail</text:p>
            </text:list-item>
            <text:list-item>
              <text:p text:style-name="P32"><text:span text:style-name="Done"><text:span text:style-name="T1">Effective Date</text:span></text:span><text:span text:style-name="Done">: e‑mail sent date</text:span></text:p>
            </text:list-item>
          </text:list>
        </text:list-item>
        <text:list-item>
          <text:p text:style-name="P32">If the request was sent by s‑mail:</text:p>
          <text:list>
            <text:list-item>
              <text:p text:style-name="P32"><text:span text:style-name="T1">Effective Date</text:span>: the date the s‑mail was generated</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8 WD</text:span> for the obligee to response</text:p>
        </text:list-item>
        <text:list-item>
          <text:p text:style-name="P33"><text:span text:style-name="Done">Extension</text:span></text:p>
        </text:list-item>
        <text:list-item>
          <text:p text:style-name="P33">Delivery status</text:p>
        </text:list-item>
      </text:list>
      <text:p text:style-name="P2"/>
      <text:p text:style-name="P6"><text:span text:style-name="Done"><text:span text:style-name="T1">Clarification Response</text:span></text:span><text:span text:style-name="Done">: represents an applicant act</text:span><text:span text:style-name="Done"><text:span text:style-name="T14">ion</text:span></text:span><text:span text:style-name="Done"> of providing the obligee an clarification to his information request. A clarification response may only be sent if the last history action is a clarification request. The history may contain multiple clarification responses as it may contain multiple clarification requests.</text:span></text:p>
      <text:p text:style-name="P19">Properties that apply<text:span text:style-name="T5">:</text:span></text:p>
      <text:list xml:id="list1068957036" text:continue-numbering="true" text:style-name="L3">
        <text:list-item>
          <text:p text:style-name="P32"><text:span text:style-name="Done">If the clarification response was sent by e‑mail:</text:span></text:p>
          <text:list>
            <text:list-item>
              <text:p text:style-name="P32"><text:span text:style-name="T1">Sent E‑mail</text:span>: a reference to the sent e‑mail</text:p>
            </text:list-item>
            <text:list-item>
              <text:p text:style-name="P32"><text:span text:style-name="Done"><text:span text:style-name="T1">Effective Date</text:span></text:span><text:span text:style-name="Done">: e‑mail sent date</text:span></text:p>
            </text:list-item>
            <text:list-item>
              <text:p text:style-name="P33">Delivery status<text:span text:style-name="T2">: notice that clarification response may be sent to multiple e‑mails; it is considered undelivered after it fails to be delivered to all its recipients.</text:span></text:p>
            </text:list-item>
          </text:list>
        </text:list-item>
        <text:list-item>
          <text:p text:style-name="P32"><text:span text:style-name="Done">If the clarification response was sent by s‑mail:</text:span></text:p>
          <text:list>
            <text:list-item>
              <text:p text:style-name="P32"><text:span text:style-name="Done"><text:span text:style-name="T1">Effective Date</text:span></text:span><text:span text:style-name="Done">: the date the s‑mail was generated</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8 WD</text:span> for the Obligee to response</text:p>
        </text:list-item>
        <text:list-item>
          <text:p text:style-name="P33"><text:span text:style-name="Done">Extension</text:span></text:p>
        </text:list-item>
        <text:list-item>
          <text:p text:style-name="P33">Delivery status</text:p>
        </text:list-item>
      </text:list>
      <text:p text:style-name="P2"/>
      <text:p text:style-name="P6"><text:soft-page-break/><text:span text:style-name="Done"><text:span text:style-name="T1">Appeal</text:span></text:span><text:span text:style-name="Done">: represents an applicant act</text:span><text:span text:style-name="Done"><text:span text:style-name="T14">ion</text:span></text:span><text:span text:style-name="Done"> of appealing against the obligee resolution. An appeal is sent to the obligee by s‑mail only. The obligee should forward it to its superior automatically. An appeal may only be sent if the last history action is a non-full disclosure, refusal or advancement, or if it is a request, clarification response, confirmation, extension, remandment or advanced request and its deadline is missed. A history may contain only one appeal until a remandment was made.</text:span></text:p>
      <text:p text:style-name="P19">Properties that apply<text:span text:style-name="T5">:</text:span></text:p>
      <text:list xml:id="list368134586" text:continue-numbering="true" text:style-name="L3">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Effective Date</text:span></text:span><text:span text:style-name="Done">: the date the s‑mail was generated</text:span></text:p>
        </text:list-item>
        <text:list-item>
          <text:p text:style-name="P32"><text:span text:style-name="Done"><text:span text:style-name="T1">Deadline</text:span></text:span><text:span text:style-name="Done">: 30 WD</text:span> for the obligee superior to respond</text:p>
        </text:list-item>
        <text:list-item>
          <text:p text:style-name="P33"><text:span text:style-name="Done">Extension</text:span></text:p>
        </text:list-item>
        <text:list-item>
          <text:p text:style-name="P33">Delivery status</text:p>
        </text:list-item>
      </text:list>
      <text:p text:style-name="P2"/>
      <text:p text:style-name="P2"/>
      <text:h text:style-name="P50" text:outline-level="2">Obligee Actions</text:h>
      <text:p text:style-name="P9"><text:span text:style-name="Done"><text:span text:style-name="T1">Confirmation</text:span></text:span><text:span text:style-name="Done">: represents an obligee act</text:span><text:span text:style-name="Done"><text:span text:style-name="T14">ion</text:span></text:span><text:span text:style-name="Done"> of confirming they received the information 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4">ion</text:span></text:span><text:span text:style-name="Done"> resets the obligee deadline. A confirmation may only be added if the last history action is a request or advanced request.</text:span></text:p>
      <text:p text:style-name="P19">Properties that apply<text:span text:style-name="T5">:</text:span></text:p>
      <text:list xml:id="list1070387064" text:continue-numbering="true" text:style-name="L3">
        <text:list-item>
          <text:p text:style-name="P32"><text:span text:style-name="Done">If the confirmation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confirmation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8 WD</text:span> for the obligee to response</text:p>
        </text:list-item>
        <text:list-item>
          <text:p text:style-name="P33"><text:span text:style-name="Done">Extension</text:span></text:p>
        </text:list-item>
      </text:list>
      <text:p text:style-name="P2"/>
      <text:p text:style-name="P6"><text:span text:style-name="Done"><text:span text:style-name="T1">Extension</text:span></text:span><text:span text:style-name="Done">: represents an obligee act</text:span><text:span text:style-name="Done"><text:span text:style-name="T14">ion</text:span></text:span><text:span text:style-name="Done"> of extending their deadline. An extension may only be added if the last history action is a request, confirmation, clarification response, remandment or advanced request.</text:span></text:p>
      <text:p text:style-name="P19">Properties that apply<text:span text:style-name="T5">:</text:span></text:p>
      <text:list xml:id="list1986368492" text:continue-numbering="true" text:style-name="L3">
        <text:list-item>
          <text:p text:style-name="P32"><text:span text:style-name="Done">If the extension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extension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10 WD</text:span> for the obligee to response <text:span text:style-name="Done">or the deadline specified by the obligee</text:span></text:p>
        </text:list-item>
        <text:list-item>
          <text:p text:style-name="P33"><text:span text:style-name="Done">Extension</text:span></text:p>
        </text:list-item>
      </text:list>
      <text:p text:style-name="P2"/>
      <text:p text:style-name="P6"><text:soft-page-break/><text:span text:style-name="Done"><text:span text:style-name="T1">Advancement</text:span></text:span><text:span text:style-name="Done">: represents an obligee act</text:span><text:span text:style-name="Done"><text:span text:style-name="T14">ion</text:span></text:span><text:span text:style-name="Done"> of advancing the information request to one or more other obligees. An advancement may only be added if the last history action is a request, clarification response, confirmation or advanced request. An advancement may contain part of requested information disclosed.</text:span> Note, that the new obligee does not have to be in our database, yet. In such case we should let the applicant fill in the new obligee contact information.</text:p>
      <text:p text:style-name="P19">Properties and relations that apply<text:span text:style-name="T5">:</text:span></text:p>
      <text:list xml:id="list1526114614" text:continue-numbering="true" text:style-name="L3">
        <text:list-item>
          <text:p text:style-name="P32"><text:span text:style-name="Done">If the advancement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advancement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25"><text:span text:style-name="Done"><text:span text:style-name="T2">List of </text:span></text:span><text:span text:style-name="Done"><text:span text:style-name="T1">Advanced To</text:span></text:span><text:span text:style-name="Done"><text:span text:style-name="T2"> histories: (May NOT be empty) Histories of communication with the obligees the information request was advanced to.</text:span></text:span></text:p>
        </text:list-item>
        <text:list-item>
          <text:p text:style-name="P33"><text:span text:style-name="Done">Disclosure Level</text:span><text:span text:style-name="Done"><text:span text:style-name="T2">: (Mandatory)</text:span></text:span></text:p>
        </text:list-item>
      </text:list>
      <text:p text:style-name="P22"/>
      <text:p text:style-name="P6"><text:span text:style-name="Done"><text:span text:style-name="T1">Clarification Request</text:span></text:span><text:span text:style-name="Done">: represents an obligee act</text:span><text:span text:style-name="Done"><text:span text:style-name="T14">ion</text:span></text:span><text:span text:style-name="Done"> of asking the applicant to clarify his information request. A clarification request may only be added if the last history action is a <text:s text:c="2"/>request, clarification response, confirmation, clarification request or advanced request.</text:span></text:p>
      <text:p text:style-name="P19">Properties that apply<text:span text:style-name="T5">:</text:span></text:p>
      <text:list xml:id="list688284563" text:continue-numbering="true" text:style-name="L3">
        <text:list-item>
          <text:p text:style-name="P32"><text:span text:style-name="Done">If the clarification request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clarification request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7 WD</text:span> for the applicant to response; the applicant should response to the obligee within the deadline, however, it is not enforced.</text:p>
        </text:list-item>
      </text:list>
      <text:p text:style-name="P2"/>
      <text:p text:style-name="P6"><text:span text:style-name="Done"><text:span text:style-name="T1">Disclosure</text:span></text:span><text:span text:style-name="Done">: represents an obligee act</text:span><text:span text:style-name="Done"><text:span text:style-name="T14">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text:span> If a history contains a full disclosure act<text:span text:style-name="T14">ion</text:span>, it is its very last act<text:span text:style-name="T14">ion and the history closes</text:span>. <text:span text:style-name="Done">A disclosure may only be added if the last history action is request, clarification response, confirmation, extension, remandment or advanced request.</text:span></text:p>
      <text:p text:style-name="P19">Properties that apply<text:span text:style-name="T5">:</text:span></text:p>
      <text:list xml:id="list1898015350" text:continue-numbering="true" text:style-name="L3">
        <text:list-item>
          <text:p text:style-name="P32"><text:span text:style-name="Done">If the disclosure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disclosure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15 WD</text:span> for the applicant to appeal if the information was not fully disclosed; the applicant should appeal within the deadline, however, it is not enforced.</text:p>
        </text:list-item>
        <text:list-item>
          <text:p text:style-name="P33"><text:span text:style-name="Done">Disclosure Level</text:span><text:span text:style-name="Done"><text:span text:style-name="T2">: (Mandatory choice)</text:span></text:span></text:p>
        </text:list-item>
      </text:list>
      <text:p text:style-name="P2"/>
      <text:p text:style-name="P6"><text:soft-page-break/><text:span text:style-name="Done"><text:span text:style-name="T1">Refusal</text:span></text:span><text:span text:style-name="Done">: represents an obligee act</text:span><text:span text:style-name="Done"><text:span text:style-name="T14">ion</text:span></text:span><text:span text:style-name="Done"> of refusing to disclose the requested information. A refusal may only be added if the last history action is request, clarification response, confirmation, extension, remandment or advanced request.</text:span></text:p>
      <text:p text:style-name="P19">Properties that apply<text:span text:style-name="T5">:</text:span></text:p>
      <text:list xml:id="list1981197016" text:continue-numbering="true" text:style-name="L3">
        <text:list-item>
          <text:p text:style-name="P32"><text:span text:style-name="Done">If the refusal was received by e‑mail:</text:span></text:p>
          <text:list>
            <text:list-item>
              <text:p text:style-name="P32"><text:span text:style-name="Done"><text:span text:style-name="T1">Received E‑mail</text:span></text:span><text:span text:style-name="Done">: a reference to the received e‑mail</text:span></text:p>
            </text:list-item>
            <text:list-item>
              <text:p text:style-name="P32"><text:span text:style-name="Done"><text:span text:style-name="T1">Effective Date</text:span></text:span><text:span text:style-name="Done">: e‑mail received date</text:span></text:p>
            </text:list-item>
          </text:list>
        </text:list-item>
        <text:list-item>
          <text:p text:style-name="P32"><text:span text:style-name="Done">If the refusal was received by s‑mail:</text:span></text:p>
          <text:list>
            <text:list-item>
              <text:p text:style-name="P32"><text:span text:style-name="Done"><text:span text:style-name="T1">Effective Date</text:span></text:span><text:span text:style-name="Done">: the date the s‑mail was received on; filled by the applicant</text:span></text:p>
            </text:list-item>
          </text:list>
        </text:list-item>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Deadline</text:span></text:span><text:span text:style-name="Done">: 15 WD</text:span> for the applicant to appeal; the applicant should appeal within the deadline, however, it is not enforced.</text:p>
        </text:list-item>
        <text:list-item>
          <text:p text:style-name="P32"><text:span text:style-name="Done"><text:span text:style-name="T1">Refusal Reason</text:span></text:span><text:span text:style-name="Done">: (Mandatory choice)</text:span></text:p>
        </text:list-item>
      </text:list>
      <text:p text:style-name="P2"/>
      <text:p text:style-name="P6"><text:span text:style-name="Done"><text:span text:style-name="T1">Affirmation</text:span></text:span><text:span text:style-name="Done">: represents an obligee superior action of affirming the obligee resolution. It may be received by s‑mail only and only if the last history action is appeal.</text:span> This action ends the appeal process and closes the history.</text:p>
      <text:p text:style-name="P19">Properties that apply<text:span text:style-name="T5">:</text:span></text:p>
      <text:list xml:id="list411486324" text:continue-numbering="true" text:style-name="L3">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Effective Date</text:span></text:span><text:span text:style-name="Done">: the date the s‑mail was received on; filled by the applicant.</text:span></text:p>
        </text:list-item>
        <text:list-item>
          <text:p text:style-name="P32"><text:span text:style-name="Done"><text:span text:style-name="T1">Refusal Reason</text:span></text:span><text:span text:style-name="Done">: (Mandatory choice)</text:span></text:p>
        </text:list-item>
      </text:list>
      <text:p text:style-name="P2"/>
      <text:p text:style-name="P6"><text:span text:style-name="Done"><text:span text:style-name="T1">Reversion</text:span></text:span><text:span text:style-name="Done">: represents an obligee superior action of reversing the obligee resolution. It may be received by s‑mail only and only if the last history action is appeal. The obligee superior may disclose the requested information within this action. It may disclose it to the full extent, or just partially.</text:span> This action ends the appeal process and closes the history.</text:p>
      <text:p text:style-name="P19">Properties that apply<text:span text:style-name="T5">:</text:span></text:p>
      <text:list xml:id="list1866729581" text:continue-numbering="true" text:style-name="L3">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Effective Date</text:span></text:span><text:span text:style-name="Done">: the date the s‑mail was received on; filled by the applicant.</text:span></text:p>
        </text:list-item>
        <text:list-item>
          <text:p text:style-name="P33"><text:span text:style-name="Done">Disclosure Level</text:span><text:span text:style-name="Done"><text:span text:style-name="T2">: (Mandatory choice)</text:span></text:span></text:p>
        </text:list-item>
      </text:list>
      <text:p text:style-name="P2"/>
      <text:p text:style-name="P6"><text:span text:style-name="Done"><text:span text:style-name="T1">Remandment</text:span></text:span><text:span text:style-name="Done">: represents an obligee superior action of remanding the information request back to the obligee. It may be received by s‑mail only and only if the last history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text:span> This action ends the appeal process, but does not close the history itself. The obligee should act thereafter.</text:p>
      <text:p text:style-name="P19">Properties that apply<text:span text:style-name="T5">:</text:span></text:p>
      <text:list xml:id="list2161623970" text:continue-numbering="true" text:style-name="L3">
        <text:list-item>
          <text:p text:style-name="P32"><text:span text:style-name="Done"><text:span text:style-name="T1">Subject</text:span></text:span><text:span text:style-name="Done"> + </text:span><text:span text:style-name="Done"><text:span text:style-name="T1">Content</text:span></text:span> + List of <text:span text:style-name="T1">Uploaded Attachments</text:span></text:p>
        </text:list-item>
        <text:list-item>
          <text:p text:style-name="P32"><text:span text:style-name="Done"><text:span text:style-name="T1">Effective Date</text:span></text:span><text:span text:style-name="Done">: the date the s‑mail was received on; filled by the applicant</text:span></text:p>
        </text:list-item>
        <text:list-item>
          <text:p text:style-name="P32"><text:span text:style-name="Done"><text:span text:style-name="T1">Deadline</text:span></text:span><text:span text:style-name="Done">: 8+5 = 13 WD</text:span> for the obligee to response</text:p>
        </text:list-item>
        <text:list-item>
          <text:p text:style-name="P33"><text:span text:style-name="Done">Extension</text:span></text:p>
        </text:list-item>
        <text:list-item>
          <text:p text:style-name="P33"><text:span text:style-name="Done">Disclosure Level</text:span><text:span text:style-name="Done"><text:span text:style-name="T2">: (Mandatory choice)</text:span></text:span></text:p>
        </text:list-item>
      </text:list>
      <text:p text:style-name="P2"/>
      <text:p text:style-name="P2"/>
      <text:h text:style-name="P50" text:outline-level="2"><text:soft-page-break/>Implicit Actions</text:h>
      <text:p text:style-name="P9"><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history contains exactly one advanced request action as its very first action. Main histories may not contain this action, they contain regular request action instead.</text:span></text:p>
      <text:p text:style-name="P19">Properties that apply<text:span text:style-name="T5">:</text:span></text:p>
      <text:list xml:id="list1740302878" text:continue-numbering="true" text:style-name="L3">
        <text:list-item>
          <text:p text:style-name="P32"><text:span text:style-name="Done"><text:span text:style-name="T1">Effective Date</text:span></text:span><text:span text:style-name="Done">: the effective date of the advancement action from the history this history advanced from.</text:span></text:p>
        </text:list-item>
        <text:list-item>
          <text:p text:style-name="P32"><text:span text:style-name="Done"><text:span text:style-name="T1">Deadline</text:span></text:span><text:span text:style-name="Done">: 8+5 = 13 WD</text:span> for the new obligee to response</text:p>
        </text:list-item>
        <text:list-item>
          <text:p text:style-name="P33"><text:span text:style-name="Done">Extension</text:span></text:p>
        </text:list-item>
      </text:list>
      <text:p text:style-name="P2"/>
      <text:p text:style-name="P6"><text:span text:style-name="T1">Expiration</text:span>: represents an implicit action of missing the information request deadline by the obligee. It is just an implicit action, so it's never performed in reality. The expiration action is added just before the applicant makes an appeal action or the history is closed while there is a missed obligee deadline.</text:p>
      <text:p text:style-name="P19">Properties that apply<text:span text:style-name="T5">:</text:span></text:p>
      <text:list xml:id="list142828618" text:continue-numbering="true" text:style-name="L3">
        <text:list-item>
          <text:p text:style-name="P32"><text:span text:style-name="T1">Effective Date</text:span>: the effective date of the corresponding appeal action or the date the history was closed.</text:p>
        </text:list-item>
      </text:list>
      <text:p text:style-name="P2"/>
      <text:p text:style-name="P6"><text:span text:style-name="T1">Appeal Expiration</text:span>: represents an implicit action of missing the appeal deadline by the obligee superior. It is just an implicit action, so it's never performed in reality. The appeal expiration action is added just before the history is closed while there a missed obligee superior deadline.</text:p>
      <text:p text:style-name="P19">Properties that apply<text:span text:style-name="T5">:</text:span></text:p>
      <text:list xml:id="list1763062880" text:continue-numbering="true" text:style-name="L3">
        <text:list-item>
          <text:p text:style-name="P32"><text:span text:style-name="T1">Effective Date</text:span>: the date the history was closed.</text:p>
        </text:list-item>
      </text:list>
      <text:p text:style-name="Text_20_body"/>
      <text:p text:style-name="Text_20_body"/>
      <text:h text:style-name="P48" text:outline-level="2"/>
      <text:h text:style-name="P52" text:outline-level="2">Events</text:h>
      <text:h text:style-name="P55" text:outline-level="3"><text:span text:style-name="Done">Received E‑mail</text:span></text:h>
      <text:p text:style-name="P12"><text:span text:style-name="Done">Trigger: Received e‑mail.</text:span></text:p>
      <text:p text:style-name="P12"><text:span text:style-name="Done">When a raw e‑mail is received, we assign the e‑mail to an inforequest according to the raw e‑mail recipient address and the information request unique e‑mail address. If there is no such information request, we leave the received e‑mail unassigned.</text:span> The administrator can see a list of all unassigned received e‑mails.</text:p>
      <text:p text:style-name="P12"><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2">If the assigned inforequest is closed, no notification is sent. The administrator can see a list of all undecided e‑mails assigned to closed inforequests.</text:p>
      <text:p text:style-name="P12">If the received e‑mail is identified as an e‑mail delivery status notification, the delivered status of the respective e‑mail recipients is updated. If it turns out that all e‑mail recipients failed to get the e‑mail delivered, we mark the respective actions as undelivered and we notify the applicant.</text:p>
      <text:p text:style-name="Standard"/>
      <text:p text:style-name="Standard"/>
      <text:h text:style-name="P56" text:outline-level="3">Undecided E‑mail Reminder</text:h>
      <text:p text:style-name="P12">Trigger: Daily at 9:00</text:p>
      <text:p text:style-name="P12">For every opened inforequest with a newest undecided raw e‑mail received 5 WD ago, we send a notification to its applicant to remind him about the undecided e‑mails. The notification contains a link where the applicant may decide the received e‑mails.</text:p>
      <text:p text:style-name="Standard"/>
      <text:p text:style-name="Standard"/>
      <text:h text:style-name="P56" text:outline-level="3">Obligee Deadline Expiration</text:h>
      <text:p text:style-name="P12">Trigger: Daily at 9:00</text:p>
      <text:p text:style-name="P12">For every opened history which latest action sets an obligee deadline, which was missed today taking into account all deadline extensions made by its applicant, we send a notification to its applicant to remind him about the expiring deadline. The notification contains information about the action which deadline was missed and a link where the applicant may act or extend the deadline.</text:p>
      <text:p text:style-name="P12">The following actions set obligee deadlines:</text:p>
      <text:list xml:id="list185678702" text:continue-list="list731796382" text:style-name="L1">
        <text:list-item>
          <text:p text:style-name="P24">Applicant Actions:</text:p>
          <text:list>
            <text:list-item>
              <text:p text:style-name="P24">Request</text:p>
            </text:list-item>
            <text:list-item>
              <text:p text:style-name="P24">Clarification Response</text:p>
            </text:list-item>
            <text:list-item>
              <text:p text:style-name="P24">Appeal</text:p>
            </text:list-item>
          </text:list>
        </text:list-item>
        <text:list-item>
          <text:p text:style-name="P24">Obligee Actions:</text:p>
          <text:list>
            <text:list-item>
              <text:p text:style-name="P24">Confirmation</text:p>
            </text:list-item>
            <text:list-item>
              <text:p text:style-name="P24">Extension</text:p>
            </text:list-item>
            <text:list-item>
              <text:p text:style-name="P24">Remandment</text:p>
            </text:list-item>
          </text:list>
        </text:list-item>
        <text:list-item>
          <text:p text:style-name="P24">Implicit Actions:</text:p>
          <text:list>
            <text:list-item>
              <text:p text:style-name="P24">Advanced Request</text:p>
            </text:list-item>
          </text:list>
        </text:list-item>
      </text:list>
      <text:p text:style-name="Standard"/>
      <text:p text:style-name="Standard"/>
      <text:h text:style-name="P56" text:outline-level="3"><text:soft-page-break/>Applicant Deadline About to Expire</text:h>
      <text:p text:style-name="P12">Trigger: Daily at 9:00</text:p>
      <text:p text:style-name="P12">For every opened history which latest action sets an applicant deadline, which is about to be missed is 2 WD, we send a notification to its applicant to remind him about the expiring deadline. The notification contains information which action deadline is about to be missed and a link where the applicant may act.</text:p>
      <text:p text:style-name="P12">The following actions set applicant deadlines:</text:p>
      <text:list xml:id="list1044304855" text:continue-numbering="true" text:style-name="L1">
        <text:list-item>
          <text:p text:style-name="P24">Clarification Request</text:p>
        </text:list-item>
        <text:list-item>
          <text:p text:style-name="P24">Disclosure</text:p>
        </text:list-item>
        <text:list-item>
          <text:p text:style-name="P24">Refusal</text:p>
        </text:list-item>
      </text:list>
      <text:p text:style-name="Standard"/>
      <text:p text:style-name="Standard"/>
      <text:h text:style-name="P56" text:outline-level="3">Close Abandoned Cases</text:h>
      <text:p text:style-name="P12">Trigger: Daily at 9:00</text:p>
      <text:p text:style-name="P12">If an inforequest is opened, and if the latest act<text:span text:style-name="T4">ion</text:span> of each its opened history sets a deadline which was missed at least 100 WD ago, we say that the request is abandoned. We close all abandoned information requests together with all their histories.</text:p>
      <text:p text:style-name="P12">Notice that every history, which latest action does not set any deadline, should have already been closed, as it ends with a terminal action. The following actions are terminal:</text:p>
      <text:list xml:id="list384212066" text:continue-numbering="true" text:style-name="L1">
        <text:list-item>
          <text:p text:style-name="P24">Advancement</text:p>
        </text:list-item>
        <text:list-item>
          <text:p text:style-name="P24">Full Disclosure</text:p>
        </text:list-item>
        <text:list-item>
          <text:p text:style-name="P24">Affirmation</text:p>
        </text:list-item>
        <text:list-item>
          <text:p text:style-name="P24">Reversion</text:p>
        </text:list-item>
      </text:list>
      <text:p text:style-name="P12">Just before we close any history, we add an implicit expiration or appeal expiration action to it as its very last action. If the original latest action was an appeal action, we add the appeal expiration action. Otherwise, we add the expiration action.</text:p>
      <text:p text:style-name="P12">If there are any undecided e‑mails in the closed information request, the administrator can see them in a list of all undecided e‑mails assigned to closed information requests.</text:p>
      <text:p text:style-name="Standard"/>
      <text:p text:style-name="Standard"/>
      <text:h text:style-name="P51" text:outline-level="2"/>
      <text:h text:style-name="P52" text:outline-level="2">User Actions</text:h>
      <text:h text:style-name="P54" text:outline-level="3"><text:span text:style-name="Done">Decide Undecided E‑mail</text:span></text:h>
      <text:p text:style-name="P12">Conditions:</text:p>
      <text:list xml:id="list686669394" text:continue-numbering="true" text:style-name="L1">
        <text:list-item>
          <text:p text:style-name="P24"><text:span text:style-name="Done">User is authenticated.</text:span></text:p>
        </text:list-item>
        <text:list-item>
          <text:p text:style-name="P24"><text:span text:style-name="Done">User is the information request applicant.</text:span></text:p>
        </text:list-item>
        <text:list-item>
          <text:p text:style-name="P24">The information request is not closed.</text:p>
        </text:list-item>
        <text:list-item>
          <text:p text:style-name="P24"><text:span text:style-name="Done">There is no older undecided e‑mail in the information request.</text:span></text:p>
        </text:list-item>
      </text:list>
      <text:p text:style-name="P12"><text:span text:style-name="Done">The applicant decides if the received raw e‑mail is related to the inforequest, and if so, he decides which obligee action the e‑mail represents. </text:span><text:span text:style-name="Done"><text:span text:style-name="T7">As advanced histories share their e‑mail addresses with their main histories, all raw e‑mails are associated to the inforequest only. It is up to the applicant</text:span></text:span><text:span text:style-name="T7"> and/or some heuristics </text:span><text:span text:style-name="Done"><text:span text:style-name="T7">to decide to which history the action contained in the received e‑mail belongs.</text:span></text:span></text:p>
      <text:p text:style-name="P8"><text:span text:style-name="Done">The applicant may say that he doesn't know how to decide the received e‑mail, for instance if he does not know what this e‑mail is.</text:span> The administrator can see a list of e‑mails <text:s/>the users didn't know how to decide.</text:p>
      <text:p text:style-name="P13"><text:span text:style-name="Done">If there are multiple undecided e‑mails in the inforequest, the applicant must decide them in the order they were received. After a raw e‑mail is decided it's marked as decided and the corresponding obligee action is added to the history. If the applicant decides the received e‑mail is unrelated to the information request, no action is added to the history, but the received e‑mail is marked as unrelated instead.</text:span></text:p>
      <text:p text:style-name="P8">Only the following actions may be received by e‑mail:</text:p>
      <text:list xml:id="list227437374" text:continue-numbering="true" text:style-name="L1">
        <text:list-item>
          <text:p text:style-name="P34"><text:span text:style-name="Done">Confirmation</text:span></text:p>
        </text:list-item>
        <text:list-item>
          <text:p text:style-name="P24"><text:span text:style-name="Done"><text:span text:style-name="T8">Extension</text:span></text:span><text:span text:style-name="Done"><text:span text:style-name="T7">: The applicant may input custom obligee deadline specified in the obligee response. If there is no custom obligee deadline in the response, the default deadline is used.</text:span></text:span></text:p>
        </text:list-item>
        <text:list-item>
          <text:p text:style-name="P24"><text:span text:style-name="Done"><text:span text:style-name="T8">Advancement</text:span></text:span><text:span text:style-name="Done"><text:span text:style-name="T7">: After this action is added, new advanced histories containing implicit advanced request actions are created. While the obligee may advance the inforequest to multiple new obligees, multiple new advanced histories may be created. It's up to the applicant to input the list of all obligees to which the request advanced.</text:span></text:span><text:span text:style-name="T7"> The inforequest may not be advanced to the same obligee, nor to two identical obligees. </text:span><text:span text:style-name="Done"><text:span text:style-name="T7">As this action may contain part of the requested information disclosed, the applicant should input if any of the information was disclosed or not.</text:span></text:span></text:p>
        </text:list-item>
        <text:list-item>
          <text:p text:style-name="P34"><text:span text:style-name="Done">Clarification Request</text:span></text:p>
        </text:list-item>
        <text:list-item>
          <text:p text:style-name="P24"><text:span text:style-name="Done"><text:span text:style-name="T8">Disclosure</text:span></text:span><text:span text:style-name="Done"><text:span text:style-name="T7">: The applicant should input if the requested information was disclosed to the full extent, only partially, or not at all.</text:span></text:span><text:span text:style-name="T7"> If he says the information was fully disclosed, the history is closed.</text:span></text:p>
        </text:list-item>
        <text:list-item>
          <text:p text:style-name="P34"><text:span text:style-name="Done">Refusal</text:span><text:span text:style-name="Done"><text:span text:style-name="T2">: The applicant should input the reason why the information was refused to disclose.</text:span></text:span></text:p>
        </text:list-item>
      </text:list>
      <text:p text:style-name="P7"><text:span text:style-name="Done">The created action received e‑mail is set to the received e‑mail and its subject, content</text:span> and list of uploaded files <text:span text:style-name="Done">is copied. The effective date of the action received by e‑mail is the date the e‑mail was received.</text:span></text:p>
      <text:p text:style-name="Standard"/>
      <text:p text:style-name="Standard"/>
      <text:h text:style-name="P57" text:outline-level="3"><text:soft-page-break/><text:span text:style-name="Done">Add Obligee Action received by S‑mail</text:span></text:h>
      <text:p text:style-name="P12">Conditions:</text:p>
      <text:list xml:id="list1363907611" text:continue-numbering="true" text:style-name="L1">
        <text:list-item>
          <text:p text:style-name="P24"><text:span text:style-name="Done">User is authenticated.</text:span></text:p>
        </text:list-item>
        <text:list-item>
          <text:p text:style-name="P24"><text:span text:style-name="Done">User is the information request applicant.</text:span></text:p>
        </text:list-item>
        <text:list-item>
          <text:p text:style-name="P24">The information request is not closed.</text:p>
        </text:list-item>
        <text:list-item>
          <text:p text:style-name="P24"><text:span text:style-name="Done">There is no undecided e‑mail in the inforequest.</text:span></text:p>
        </text:list-item>
      </text:list>
      <text:p text:style-name="P12"><text:span text:style-name="Done">The applicant decides which obligee action the s‑mail represents. All actions that may be received by e‑mail may be received by s‑mail as well. Apart from them, the following actions may be received by s‑mail only:</text:span></text:p>
      <text:list xml:id="list2096779442" text:continue-numbering="true" text:style-name="L1">
        <text:list-item>
          <text:p text:style-name="P35"><text:span text:style-name="Done"><text:span text:style-name="T9">Affirmation</text:span></text:span><text:span text:style-name="Done"><text:span text:style-name="T7">:</text:span></text:span><text:span text:style-name="T7"> After this action is added, the history is closed. </text:span><text:span text:style-name="Done"><text:span text:style-name="T7">The applicant should input the reason why the information was refused to disclose.</text:span></text:span></text:p>
        </text:list-item>
        <text:list-item>
          <text:p text:style-name="P35"><text:span text:style-name="Done"><text:span text:style-name="T9">Reversion</text:span></text:span><text:span text:style-name="Done"><text:span text:style-name="T7">:</text:span></text:span><text:span text:style-name="T7"> After this action is added, the history is closed. </text:span><text:span text:style-name="Done"><text:span text:style-name="T7">As this action may contain part of the requested information disclosed, the applicant should input if any of the information was disclosed or not.</text:span></text:span></text:p>
        </text:list-item>
        <text:list-item>
          <text:p text:style-name="P24"><text:span text:style-name="Done"><text:span text:style-name="T8">Remandment</text:span></text:span><text:span text:style-name="Done"><text:span text:style-name="T7">: As this action may contain part of the requested information disclosed, the applicant should input if any of the information was disclosed or not.</text:span></text:span></text:p>
        </text:list-item>
      </text:list>
      <text:p text:style-name="P12"><text:span text:style-name="Done">If the applicant add a new act</text:span><text:span text:style-name="Done"><text:span text:style-name="T7">ion</text:span></text:span><text:span text:style-name="Done"> received by s‑mail, he should input all its content either as a plain text</text:span> or rather as a scanned attachment file. <text:span text:style-name="Done">The effective date of the action received by s‑mail should be specified by the applicant.</text:span> However it may not be older than the current last history action. Moreover it may not be older than one month nor from the future.</text:p>
      <text:p text:style-name="P12">If there is undecided e‑mail waiting in the inforequest the user may not add any action received by s‑mail, however he may save it as a draft.</text:p>
      <text:p text:style-name="Standard"/>
      <text:p text:style-name="Standard"/>
      <text:h text:style-name="P57" text:outline-level="3"><text:span text:style-name="Done">Extend Missed Obligee Deadline</text:span></text:h>
      <text:p text:style-name="P12">Conditions:</text:p>
      <text:list xml:id="list41183870" text:continue-numbering="true" text:style-name="L1">
        <text:list-item>
          <text:p text:style-name="P24"><text:span text:style-name="Done">User is authenticated.</text:span></text:p>
        </text:list-item>
        <text:list-item>
          <text:p text:style-name="P24"><text:span text:style-name="Done">User is the information request applicant.</text:span></text:p>
        </text:list-item>
        <text:list-item>
          <text:p text:style-name="P24">The information request is not closed.</text:p>
        </text:list-item>
        <text:list-item>
          <text:p text:style-name="P24"><text:span text:style-name="Done">There is no undecided e‑mail in the information request.</text:span></text:p>
        </text:list-item>
        <text:list-item>
          <text:p text:style-name="P24"><text:span text:style-name="Done">The latest history action sets an obligee deadline, which is already missed taking into account all previous deadline extensions made by the applicant.</text:span></text:p>
        </text:list-item>
      </text:list>
      <text:p text:style-name="P12"><text:span text:style-name="Done">The applicant may extend the deadline by any number of WD, by default by 5 WD. The extension is expressed in a number of WD relative to the day the extension was made.</text:span> After the extended deadline is missed as well, the applicant gets a notification about it.</text:p>
      <text:p text:style-name="P12"><text:span text:style-name="Done">The following actions set obligee deadlines that can be extended:</text:span></text:p>
      <text:list xml:id="list521487767" text:continue-numbering="true" text:style-name="L1">
        <text:list-item>
          <text:p text:style-name="P24"><text:span text:style-name="Done">Applicant Actions:</text:span></text:p>
          <text:list>
            <text:list-item>
              <text:p text:style-name="P24"><text:span text:style-name="Done">Request</text:span></text:p>
            </text:list-item>
            <text:list-item>
              <text:p text:style-name="P24"><text:span text:style-name="Done">Clarification Response</text:span></text:p>
            </text:list-item>
            <text:list-item>
              <text:p text:style-name="P24"><text:span text:style-name="Done">Appeal</text:span></text:p>
            </text:list-item>
          </text:list>
        </text:list-item>
        <text:list-item>
          <text:p text:style-name="P24"><text:span text:style-name="Done">Obligee Actions:</text:span></text:p>
          <text:list>
            <text:list-item>
              <text:p text:style-name="P24"><text:span text:style-name="Done">Confirmation</text:span></text:p>
            </text:list-item>
            <text:list-item>
              <text:p text:style-name="P24"><text:span text:style-name="Done">Extension</text:span></text:p>
            </text:list-item>
            <text:list-item>
              <text:p text:style-name="P24"><text:span text:style-name="Done">Remandment</text:span></text:p>
            </text:list-item>
          </text:list>
        </text:list-item>
        <text:list-item>
          <text:p text:style-name="P24"><text:span text:style-name="Done">Implicit Actions:</text:span></text:p>
          <text:list>
            <text:list-item>
              <text:p text:style-name="P24"><text:span text:style-name="Done">Advanced Request</text:span></text:p>
            </text:list-item>
          </text:list>
        </text:list-item>
      </text:list>
      <text:p text:style-name="Standard"/>
      <text:p text:style-name="Standard"/>
      <text:h text:style-name="P57" text:outline-level="3"><text:soft-page-break/><text:span text:style-name="Done">Make a Clarification Response Action</text:span></text:h>
      <text:p text:style-name="P12">Conditions:</text:p>
      <text:list xml:id="list664942502" text:continue-numbering="true" text:style-name="L1">
        <text:list-item>
          <text:p text:style-name="P24"><text:span text:style-name="Done">User is authenticated.</text:span></text:p>
        </text:list-item>
        <text:list-item>
          <text:p text:style-name="P24"><text:span text:style-name="Done">User is the information request applicant.</text:span></text:p>
        </text:list-item>
        <text:list-item>
          <text:p text:style-name="P24">The information request is not closed.</text:p>
        </text:list-item>
        <text:list-item>
          <text:p text:style-name="P24"><text:span text:style-name="Done">There is no undecided raw e‑mail in the information request.</text:span></text:p>
        </text:list-item>
        <text:list-item>
          <text:p text:style-name="P24"><text:span text:style-name="Done">The last history action is clarification request</text:span></text:p>
        </text:list-item>
      </text:list>
      <text:p text:style-name="P12"><text:span text:style-name="Done">Clarification responses may be made either by e‑mail or by s‑mail.</text:span> However, if the respective clarification request was received by e‑mail, the clarification response should be sent by e‑mail as well, and vice versa. It's up to the applicant to decide. <text:span text:style-name="Done">If he decides to send it by s‑mail, he should be able to print</text:span> and/or download a pdf of <text:span text:style-name="Done">the prepared act</text:span><text:span text:style-name="Done"><text:span text:style-name="T4">ion</text:span></text:span><text:span text:style-name="Done"> content.</text:span></text:p>
      <text:p text:style-name="P12">The obligee may respond from different e‑mail addresses during the inforequest history. To ensure the clarification response is sent to the correct obligee address, it is sent to all e‑mail addresses collected during this history. However not to addresses collected from other inforequest histories, as every history represents communication with different obligee.</text:p>
      <text:p text:style-name="P12"><text:span text:style-name="Done">The applicant may save the clarification response as a draft and send it later. There may be only one clarification response draft in the inforequest.</text:span>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p>
      <text:p text:style-name="P12"><text:span text:style-name="Done">The effective date of a clarification response is the date it was sent if it was sent by e‑mail, or the date it was generated if it was sent by s‑mail.</text:span></text:p>
      <text:p text:style-name="Standard"/>
      <text:p text:style-name="Standard"/>
      <text:h text:style-name="P57" text:outline-level="3"><text:span text:style-name="Done">Make an Appeal Action</text:span></text:h>
      <text:p text:style-name="P12">Conditions:</text:p>
      <text:list xml:id="list449102212" text:continue-numbering="true" text:style-name="L1">
        <text:list-item>
          <text:p text:style-name="P24"><text:span text:style-name="Done">User is authenticated.</text:span></text:p>
        </text:list-item>
        <text:list-item>
          <text:p text:style-name="P24"><text:span text:style-name="Done">User is the information request applicant.</text:span></text:p>
        </text:list-item>
        <text:list-item>
          <text:p text:style-name="P24">The information request is not closed.</text:p>
        </text:list-item>
        <text:list-item>
          <text:p text:style-name="P24"><text:span text:style-name="Done">There is no undecided raw e‑mail in the information request.</text:span></text:p>
        </text:list-item>
        <text:list-item>
          <text:p text:style-name="P24"><text:span text:style-name="Done">The last history action is </text:span><text:span text:style-name="Done"><text:span text:style-name="T4">a non-full disclosure, refusal or advancement, or if it is a request, clarification response, confirmation, extension, remandment or advanced request and its deadline is missed.</text:span></text:span></text:p>
        </text:list-item>
      </text:list>
      <text:p text:style-name="P12"><text:span text:style-name="Done">Appeals may be sent by s‑mail only. They are sent to the postal address of the obligee, which should automatically forward it to its superior. The applicant should be able to print</text:span> and/or download a pdf of <text:span text:style-name="Done">the prepared action content.</text:span></text:p>
      <text:p text:style-name="P12">If the appeal is sent after an obligee deadline was missed, an implicit expiration action is added just before the appeal action.</text:p>
      <text:p text:style-name="P12"><text:span text:style-name="Done">The applicant may save the appeal as a draft and send it later. There may be only one appeal draft in the inforequest.</text:span>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p>
      <text:p text:style-name="P12"><text:span text:style-name="Done">The effective date of an appeal is the date it was generated.</text:span></text:p>
      <text:p text:style-name="Standard"/>
      <text:p text:style-name="Standard"><text:soft-page-break/></text:p>
      <text:h text:style-name="P56" text:outline-level="3">Resend Undelivered E-mail by S-mail</text:h>
      <text:p text:style-name="P12">Conditions:</text:p>
      <text:list xml:id="list354580273" text:continue-numbering="true" text:style-name="L1">
        <text:list-item>
          <text:p text:style-name="P24">User is authenticated.</text:p>
        </text:list-item>
        <text:list-item>
          <text:p text:style-name="P24">User is the information request applicant.</text:p>
        </text:list-item>
        <text:list-item>
          <text:p text:style-name="P24">The information request is not closed.</text:p>
        </text:list-item>
        <text:list-item>
          <text:p text:style-name="P24">There is no undecided raw e‑mail in the information request.</text:p>
        </text:list-item>
        <text:list-item>
          <text:p text:style-name="P24">The latest history action is marked undelivered.</text:p>
        </text:list-item>
      </text:list>
      <text:p text:style-name="P12">If an applicant action sent by e‑mail returned as undelivered, the applicant may try to resend it by s‑mail.</text:p>
      <text:p text:style-name="P12">The following applicant actions may be sent by e‑mail:</text:p>
      <text:list xml:id="list1549308404" text:continue-numbering="true" text:style-name="L1">
        <text:list-item>
          <text:p text:style-name="P24">Request</text:p>
        </text:list-item>
        <text:list-item>
          <text:p text:style-name="P24">Clarification Response</text:p>
        </text:list-item>
      </text:list>
      <text:p text:style-name="Standard"/>
      <text:p text:style-name="Standard"/>
      <text:h text:style-name="P57" text:outline-level="3"><text:span text:style-name="Done">Create a New Inforequest / Inforequest Draft</text:span></text:h>
      <text:p text:style-name="P12">Conditions:</text:p>
      <text:list xml:id="list1313484375" text:continue-numbering="true" text:style-name="L1">
        <text:list-item>
          <text:p text:style-name="P24"><text:span text:style-name="Done">User is authenticated.</text:span></text:p>
        </text:list-item>
        <text:list-item>
          <text:p text:style-name="P24"><text:span text:style-name="Done">User has a verified e-mail address</text:span></text:p>
        </text:list-item>
      </text:list>
      <text:p text:style-name="P12"><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58" text:outline-level="3"><text:span text:style-name="Done">Delete a Inforequest Draft</text:span></text:h>
      <text:p text:style-name="P12">Conditions:</text:p>
      <text:list xml:id="list1593909699" text:continue-numbering="true" text:style-name="L1">
        <text:list-item>
          <text:p text:style-name="P24"><text:span text:style-name="Done">User is authenticated.</text:span></text:p>
        </text:list-item>
        <text:list-item>
          <text:p text:style-name="P24"><text:span text:style-name="Done">User is the request draft owner.</text:span></text:p>
        </text:list-item>
      </text:list>
      <text:p text:style-name="Standard"/>
      <text:p text:style-name="Standard"/>
      <text:h text:style-name="P52" text:outline-level="2">Request Views</text:h>
      <text:h text:style-name="P57" text:outline-level="3">List of all Inforequests</text:h>
      <text:p text:style-name="P12">Visibility: Public</text:p>
      <text:p text:style-name="P12">The view contains a link to create a new information request.</text:p>
      <text:p text:style-name="Standard"/>
      <text:p text:style-name="Standard"/>
      <text:h text:style-name="P57" text:outline-level="3"><text:span text:style-name="Done">List of Inforequests Created by the User</text:span></text:h>
      <text:p text:style-name="P12"><text:span text:style-name="Done">Visibility: Authenticated user</text:span></text:p>
      <text:p text:style-name="P12"><text:span text:style-name="Done">The user may see his inforequest drafts besides his submitted inforequests as well. The view contains a link to create a new inforequest.</text:span></text:p>
      <text:p text:style-name="Standard"/>
      <text:p text:style-name="Standard"/>
      <text:h text:style-name="P57" text:outline-level="3"><text:span text:style-name="Done">Inforequest Detail</text:span></text:h>
      <text:p text:style-name="P12">Visibility: Public</text:p>
      <text:list xml:id="list1453809519" text:style-name="L4">
        <text:list-item>
          <text:list>
            <text:list-item>
              <text:p text:style-name="P41"><text:span text:style-name="Done"><text:span text:style-name="T16">For the applicant</text:span></text:span><text:span text:style-name="Done"><text:span text:style-name="T2">:</text:span></text:span></text:p>
              <text:p text:style-name="P26"><text:span text:style-name="Done">The applicant sees basic inforequest information, history of actions in chronological order by their effective date and his undecided e‑mails.</text:span></text:p>
              <text:p text:style-name="P41">The applicant may act on the inforequest if it's not closed, yet. He can:</text:p>
              <text:list>
                <text:list-item>
                  <text:p text:style-name="P26"><text:span text:style-name="Done">decide undecided e‑mails,</text:span></text:p>
                </text:list-item>
                <text:list-item>
                  <text:p text:style-name="P26"><text:span text:style-name="Done">add obligee actions based on obligee responses received by s‑mail,</text:span></text:p>
                </text:list-item>
                <text:list-item>
                  <text:p text:style-name="P26"><text:span text:style-name="Done">extend missed obligee deadlines,</text:span></text:p>
                </text:list-item>
                <text:list-item>
                  <text:p text:style-name="P26">resend undelivered e‑mail by s‑mail,</text:p>
                </text:list-item>
                <text:list-item>
                  <text:p text:style-name="P26"><text:span text:style-name="Done">send a clarification response,</text:span></text:p>
                </text:list-item>
                <text:list-item>
                  <text:p text:style-name="P26"><text:span text:style-name="Done">make an appeal.</text:span></text:p>
                </text:list-item>
              </text:list>
            </text:list-item>
            <text:list-item>
              <text:p text:style-name="P42"><text:span text:style-name="T15">For other users and the public</text:span>:</text:p>
              <text:p text:style-name="P26">Other users and the public see only anonymized request information, history of actions, and undecided e‑mails. If possible, content of actions and e‑mails should be anonymized as well.</text:p>
              <text:p text:style-name="P42">Neither other users nor the public may act on the case.</text:p>
            </text:list-item>
          </text:list>
        </text:list-item>
      </text:list>
      <text:p text:style-name="P12">If the information request was advanced, details of all its descendant histories are shown in a tree structure as well.</text:p>
      <text:p text:style-name="Standard"/>
      <text:p text:style-name="Standard"/>
      <text:h text:style-name="P52" text:outline-level="2">Request Administration</text:h>
      <text:h text:style-name="P53" text:outline-level="3">List of Unassigned Received E‑mails</text:h>
      <text:list xml:id="list1427815810" text:continue-list="list1763062880" text:style-name="L3">
        <text:list-item>
          <text:p text:style-name="P32">May assign an unassigned e‑mail to a case</text:p>
        </text:list-item>
      </text:list>
      <text:p text:style-name="P2"/>
      <text:p text:style-name="P4"/>
      <text:h text:style-name="P53" text:outline-level="3">List of Undecided Raw E‑mails Assigned to Closed Information Requests</text:h>
      <text:p text:style-name="Standard"/>
      <text:p text:style-name="Standard"/>
      <text:h text:style-name="Heading_20_3" text:outline-level="3">List of E‑mails Marked as Unrelated</text:h>
      <text:p text:style-name="Standard"/>
      <text:p text:style-name="Standard"/>
      <text:h text:style-name="Heading_20_3" text:outline-level="3">List of E‑mails the Users didn't Know how to Decide</text:h>
      <text:list xml:id="list2010028045" text:continue-numbering="true" text:style-name="L3">
        <text:list-item>
          <text:p text:style-name="P32">May decide the e‑mail</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e6e6ff" style:font-size-asian="10.5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age-count>20</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09-13T15:11:18</dc:date>
    <meta:editing-duration>P1DT19H33M46S</meta:editing-duration>
    <meta:editing-cycles>1278</meta:editing-cycles>
    <meta:generator>LibreOffice/3.5$Linux_x86 LibreOffice_project/350m1$Build-2</meta:generator>
    <meta:print-date>2014-08-21T02:42:56</meta:print-date>
    <meta:document-statistic meta:table-count="0" meta:image-count="0" meta:object-count="2" meta:page-count="20" meta:paragraph-count="416" meta:word-count="5862" meta:character-count="35641" meta:non-whitespace-character-count="304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5"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8"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19"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0"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3"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start="Arrow" draw:fill="none" draw:textarea-vertical-align="middle"/>
    </style:style>
    <style:style style:name="gr26"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1cm" fo:min-width="1.95cm" fo:padding-top="0.15cm" fo:padding-bottom="0.15cm" fo:padding-left="0.275cm" fo:padding-right="0.275cm"/>
    </style:style>
    <style:style style:name="gr28" style:family="graphic" style:parent-style-name="standard">
      <style:graphic-properties svg:stroke-color="#000000" draw:marker-end="Circle" draw:textarea-vertical-align="middle"/>
    </style:style>
    <style:style style:name="gr29" style:family="graphic" style:parent-style-name="standard">
      <style:graphic-properties svg:stroke-color="#000000" draw:marker-start="Circle_20_unfilled" draw:marker-end="Circle" draw:textarea-vertical-align="middle"/>
    </style:style>
    <style:style style:name="gr30" style:family="graphic" style:parent-style-name="standard">
      <style:graphic-properties svg:stroke-color="#000000" draw:marker-start="" draw:marker-end="Circle" draw:textarea-vertical-align="middle"/>
    </style:style>
    <style:style style:name="gr31" style:family="graphic" style:parent-style-name="standard">
      <style:graphic-properties draw:stroke="none" svg:stroke-color="#000000" draw:fill="none" draw:fill-color="#ffffff" fo:min-height="0.45cm"/>
    </style:style>
    <style:style style:name="gr32" style:family="graphic" style:parent-style-name="standard">
      <style:graphic-properties svg:stroke-color="#000000" draw:marker-start="Circle_20_unfilled" draw:marker-end="Circle_20_unfilled" draw:textarea-vertical-align="middle"/>
    </style:style>
    <style:style style:name="gr33" style:family="graphic" style:parent-style-name="standard">
      <style:graphic-properties svg:stroke-color="#000000" draw:marker-start="Circle" draw:marker-end="Circle" draw:textarea-vertical-align="middle"/>
    </style:style>
    <style:style style:name="gr34" style:family="graphic" style:parent-style-name="standard">
      <style:graphic-properties svg:stroke-color="#000000" draw:marker-start="" draw:marker-end="Circle_20_unfilled" draw:textarea-vertical-align="middle"/>
    </style:style>
    <style:style style:name="gr35"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solid" draw:stroke-dash="Fine_20_Dashed_20__28_var_29_" svg:stroke-color="#000000" draw:marker-start="" draw:marker-end="Circle_20_unfilled"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cm" svg:height="0.5cm" svg:x="13.5cm" svg:y="24.252cm">
          <text:p/>
          <draw:enhanced-geometry svg:viewBox="0 0 21600 21600" draw:type="rectangle" draw:enhanced-path="M 0 0 L 21600 0 21600 21600 0 21600 0 0 Z N"/>
        </draw:custom-shape>
        <draw:custom-shape draw:style-name="gr1" draw:text-style-name="P1" draw:layer="layout" svg:width="2.1cm" svg:height="0.5cm" svg:x="13.5cm" svg:y="22.752cm">
          <text:p/>
          <draw:enhanced-geometry svg:viewBox="0 0 21600 21600" draw:type="rectangle" draw:enhanced-path="M 0 0 L 21600 0 21600 21600 0 21600 0 0 Z N"/>
        </draw:custom-shape>
        <draw:custom-shape draw:style-name="gr1" draw:text-style-name="P1" draw:layer="layout" svg:width="2.1cm" svg:height="0.5cm" svg:x="13.5cm" svg:y="21.252cm">
          <text:p/>
          <draw:enhanced-geometry svg:viewBox="0 0 21600 21600" draw:type="rectangle" draw:enhanced-path="M 0 0 L 21600 0 21600 21600 0 21600 0 0 Z N"/>
        </draw:custom-shape>
        <draw:custom-shape draw:style-name="gr1" draw:text-style-name="P1" draw:layer="layout" svg:width="1.6cm" svg:height="0.5cm" svg:x="8cm" svg:y="24.252cm">
          <text:p/>
          <draw:enhanced-geometry svg:viewBox="0 0 21600 21600" draw:type="rectangle" draw:enhanced-path="M 0 0 L 21600 0 21600 21600 0 21600 0 0 Z N"/>
        </draw:custom-shape>
        <draw:custom-shape draw:style-name="gr1" draw:text-style-name="P1" draw:layer="layout" svg:width="2.1cm" svg:height="0.5cm" svg:x="8cm" svg:y="22.752cm">
          <text:p/>
          <draw:enhanced-geometry svg:viewBox="0 0 21600 21600" draw:type="rectangle" draw:enhanced-path="M 0 0 L 21600 0 21600 21600 0 21600 0 0 Z N"/>
        </draw:custom-shape>
        <draw:custom-shape draw:style-name="gr1" draw:text-style-name="P1" draw:layer="layout" svg:width="4.1cm" svg:height="0.5cm" svg:x="8cm" svg:y="21.252cm">
          <text:p/>
          <draw:enhanced-geometry svg:viewBox="0 0 21600 21600" draw:type="rectangle" draw:enhanced-path="M 0 0 L 21600 0 21600 21600 0 21600 0 0 Z N"/>
        </draw:custom-shape>
        <draw:custom-shape draw:style-name="gr1" draw:text-style-name="P1" draw:layer="layout" svg:width="2.648cm" svg:height="0.5cm" svg:x="3.752cm" svg:y="24.252cm">
          <text:p/>
          <draw:enhanced-geometry svg:viewBox="0 0 21600 21600" draw:type="rectangle" draw:enhanced-path="M 0 0 L 21600 0 21600 21600 0 21600 0 0 Z N"/>
        </draw:custom-shape>
        <draw:custom-shape draw:style-name="gr1" draw:text-style-name="P1" draw:layer="layout" svg:width="1.948cm" svg:height="0.5cm" svg:x="3.752cm" svg:y="22.752cm">
          <text:p/>
          <draw:enhanced-geometry svg:viewBox="0 0 21600 21600" draw:type="rectangle" draw:enhanced-path="M 0 0 L 21600 0 21600 21600 0 21600 0 0 Z N"/>
        </draw:custom-shape>
        <draw:custom-shape draw:style-name="gr1" draw:text-style-name="P1" draw:layer="layout" svg:width="2.448cm" svg:height="0.5cm" svg:x="3.752cm" svg:y="21.252cm">
          <text:p/>
          <draw:enhanced-geometry svg:viewBox="0 0 21600 21600" draw:type="rectangle" draw:enhanced-path="M 0 0 L 21600 0 21600 21600 0 21600 0 0 Z N"/>
        </draw:custom-shape>
        <draw:custom-shape draw:style-name="gr1" draw:text-style-name="P1" draw:layer="layout" svg:width="3.6cm" svg:height="0.5cm" svg:x="14.2cm" svg:y="15.752cm">
          <text:p/>
          <draw:enhanced-geometry svg:viewBox="0 0 21600 21600" draw:type="rectangle" draw:enhanced-path="M 0 0 L 21600 0 21600 21600 0 21600 0 0 Z N"/>
        </draw:custom-shape>
        <draw:custom-shape draw:style-name="gr1" draw:text-style-name="P1" draw:layer="layout" svg:width="1.448cm" svg:height="0.5cm" svg:x="8cm" svg:y="18.752cm">
          <text:p/>
          <draw:enhanced-geometry svg:viewBox="0 0 21600 21600" draw:type="rectangle" draw:enhanced-path="M 0 0 L 21600 0 21600 21600 0 21600 0 0 Z N"/>
        </draw:custom-shape>
        <draw:custom-shape draw:style-name="gr1" draw:text-style-name="P1" draw:layer="layout" svg:width="4.4cm" svg:height="0.5cm" svg:x="8cm" svg:y="17.252cm">
          <text:p/>
          <draw:enhanced-geometry svg:viewBox="0 0 21600 21600" draw:type="rectangle" draw:enhanced-path="M 0 0 L 21600 0 21600 21600 0 21600 0 0 Z N"/>
        </draw:custom-shape>
        <draw:custom-shape draw:style-name="gr1" draw:text-style-name="P1" draw:layer="layout" svg:width="1.7cm" svg:height="0.5cm" svg:x="8cm" svg:y="15.752cm">
          <text:p/>
          <draw:enhanced-geometry svg:viewBox="0 0 21600 21600" draw:type="rectangle" draw:enhanced-path="M 0 0 L 21600 0 21600 21600 0 21600 0 0 Z N"/>
        </draw:custom-shape>
        <draw:custom-shape draw:style-name="gr1" draw:text-style-name="P1" draw:layer="layout" svg:width="9.2cm" svg:height="0.25cm" svg:x="7.4cm" svg:y="1.85cm">
          <text:p/>
          <draw:enhanced-geometry svg:viewBox="0 0 21600 21600" draw:type="rectangle" draw:enhanced-path="M 0 0 L 21600 0 21600 21600 0 21600 0 0 Z N"/>
        </draw:custom-shape>
        <draw:custom-shape draw:style-name="gr1" draw:text-style-name="P1" draw:layer="layout" svg:width="4.7cm" svg:height="0.25cm" svg:x="11.9cm" svg:y="3.85cm">
          <text:p/>
          <draw:enhanced-geometry svg:viewBox="0 0 21600 21600" draw:type="rectangle" draw:enhanced-path="M 0 0 L 21600 0 21600 21600 0 21600 0 0 Z N"/>
        </draw:custom-shape>
        <draw:custom-shape draw:style-name="gr1" draw:text-style-name="P1" draw:layer="layout" svg:width="5.708cm" svg:height="0.25cm" svg:x="5.392cm" svg:y="3.876cm">
          <text:p/>
          <draw:enhanced-geometry svg:viewBox="0 0 21600 21600" draw:type="rectangle" draw:enhanced-path="M 0 0 L 21600 0 21600 21600 0 21600 0 0 Z N"/>
        </draw:custom-shape>
        <draw:custom-shape draw:style-name="gr1" draw:text-style-name="P1" draw:layer="layout" svg:width="0.25cm" svg:height="1cm" svg:x="11.378cm" svg:y="3.5cm">
          <text:p/>
          <draw:enhanced-geometry svg:viewBox="0 0 21600 21600" draw:type="rectangle" draw:enhanced-path="M 0 0 L 21600 0 21600 21600 0 21600 0 0 Z N"/>
        </draw:custom-shape>
        <draw:custom-shape draw:style-name="gr1" draw:text-style-name="P1" draw:layer="layout" svg:width="1.5cm" svg:height="0.25cm" svg:x="14cm" svg:y="2.902cm">
          <text:p/>
          <draw:enhanced-geometry svg:viewBox="0 0 21600 21600" draw:type="rectangle" draw:enhanced-path="M 0 0 L 21600 0 21600 21600 0 21600 0 0 Z N"/>
        </draw:custom-shape>
        <draw:custom-shape draw:style-name="gr1" draw:text-style-name="P1" draw:layer="layout" svg:width="3cm" svg:height="0.25cm" svg:x="12.5cm" svg:y="4.55cm">
          <text:p/>
          <draw:enhanced-geometry svg:viewBox="0 0 21600 21600" draw:type="rectangle" draw:enhanced-path="M 0 0 L 21600 0 21600 21600 0 21600 0 0 Z N"/>
        </draw:custom-shape>
        <draw:custom-shape draw:style-name="gr1" draw:text-style-name="P1" draw:layer="layout" svg:width="3cm" svg:height="0.25cm" svg:x="12.5cm" svg:y="5.15cm">
          <text:p/>
          <draw:enhanced-geometry svg:viewBox="0 0 21600 21600" draw:type="rectangle" draw:enhanced-path="M 0 0 L 21600 0 21600 21600 0 21600 0 0 Z N"/>
        </draw:custom-shape>
        <draw:custom-shape draw:style-name="gr1" draw:text-style-name="P1" draw:layer="layout" svg:width="2.004cm" svg:height="0.25cm" svg:x="6.496cm" svg:y="4.902cm">
          <text:p/>
          <draw:enhanced-geometry svg:viewBox="0 0 21600 21600" draw:type="rectangle" draw:enhanced-path="M 0 0 L 21600 0 21600 21600 0 21600 0 0 Z N"/>
        </draw:custom-shape>
        <draw:custom-shape draw:style-name="gr1" draw:text-style-name="P1" draw:layer="layout" svg:width="1cm" svg:height="0.25cm" svg:x="6cm" svg:y="6.9cm">
          <text:p/>
          <draw:enhanced-geometry svg:viewBox="0 0 21600 21600" draw:type="rectangle" draw:enhanced-path="M 0 0 L 21600 0 21600 21600 0 21600 0 0 Z N"/>
        </draw:custom-shape>
        <draw:custom-shape draw:style-name="gr1" draw:text-style-name="P1" draw:layer="layout" svg:width="1cm" svg:height="0.25cm" svg:x="4.5cm" svg:y="2.9cm">
          <text:p/>
          <draw:enhanced-geometry svg:viewBox="0 0 21600 21600" draw:type="rectangle" draw:enhanced-path="M 0 0 L 21600 0 21600 21600 0 21600 0 0 Z N"/>
        </draw:custom-shape>
        <draw:custom-shape draw:style-name="gr1" draw:text-style-name="P1" draw:layer="layout" svg:width="0.25cm" svg:height="1cm" svg:x="3.4cm" svg:y="5.5cm">
          <text:p/>
          <draw:enhanced-geometry svg:viewBox="0 0 21600 21600" draw:type="rectangle" draw:enhanced-path="M 0 0 L 21600 0 21600 21600 0 21600 0 0 Z N"/>
        </draw:custom-shape>
        <draw:custom-shape draw:style-name="gr1" draw:text-style-name="P1" draw:layer="layout" svg:width="0.25cm" svg:height="1cm" svg:x="3.4cm" svg:y="3.5cm">
          <text:p/>
          <draw:enhanced-geometry svg:viewBox="0 0 21600 21600" draw:type="rectangle" draw:enhanced-path="M 0 0 L 21600 0 21600 21600 0 21600 0 0 Z N"/>
        </draw:custom-shape>
        <draw:custom-shape draw:style-name="gr1" draw:text-style-name="P1" draw:layer="layout" svg:width="3.2cm" svg:height="0.5cm" svg:x="5.9cm" svg:y="2.75cm">
          <text:p/>
          <draw:enhanced-geometry svg:viewBox="0 0 21600 21600" draw:type="rectangle" draw:enhanced-path="M 0 0 L 21600 0 21600 21600 0 21600 0 0 Z N"/>
        </draw:custom-shape>
        <draw:custom-shape draw:style-name="gr1" draw:text-style-name="P1" draw:layer="layout" svg:width="1.2cm" svg:height="0.5cm" svg:x="2.9cm" svg:y="2.75cm">
          <text:p/>
          <draw:enhanced-geometry svg:viewBox="0 0 21600 21600" draw:type="rectangle" draw:enhanced-path="M 0 0 L 21600 0 21600 21600 0 21600 0 0 Z N"/>
        </draw:custom-shape>
        <draw:custom-shape draw:style-name="gr2"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3"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4" draw:text-style-name="P1" draw:layer="layout" svg:x1="8.55cm" svg:y1="14cm" svg:x2="3cm" svg:y2="13cm" draw:start-shape="id1" draw:start-glue-point="0" draw:end-shape="id2" draw:end-glue-point="4" svg:d="m8550 14000v-500h-5550v-500" svg:viewBox="0 0 5551 1001">
          <text:p/>
        </draw:connector>
        <draw:connector draw:style-name="gr5" draw:text-style-name="P1" draw:layer="layout" svg:x1="3.001cm" svg:y1="14cm" svg:x2="3cm" svg:y2="13cm" draw:start-shape="id3" draw:start-glue-point="5" draw:end-shape="id2" draw:end-glue-point="4" svg:d="m3001 14000v-500h-1v-500" svg:viewBox="0 0 2 1001">
          <text:p/>
        </draw:connector>
        <draw:connector draw:style-name="gr6" draw:text-style-name="P1" draw:layer="layout" svg:x1="14cm" svg:y1="16cm" svg:x2="13.501cm" svg:y2="15cm" draw:start-shape="id4" draw:start-glue-point="3" draw:end-shape="id5" draw:end-glue-point="4" svg:d="m14000 16000h-499v-1000" svg:viewBox="0 0 500 1001">
          <text:p/>
        </draw:connector>
        <draw:custom-shape draw:style-name="gr7"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8"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9"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0"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1"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2"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3"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4"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5"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6"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7"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8"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7.301cm" svg:y1="15cm" svg:x2="7.8cm" svg:y2="16cm" draw:start-shape="id1" draw:start-glue-point="4" draw:end-shape="id6" draw:end-glue-point="3" svg:d="m7301 15000v1000h499" svg:viewBox="0 0 500 1001">
          <text:p/>
        </draw:connector>
        <draw:connector draw:style-name="gr4" draw:text-style-name="P1" draw:layer="layout" svg:x1="7.301cm" svg:y1="15cm" svg:x2="7.8cm" svg:y2="17.5cm" draw:start-shape="id1" draw:start-glue-point="4" draw:end-shape="id7" draw:end-glue-point="3" svg:d="m7301 15000v2500h499" svg:viewBox="0 0 500 2501">
          <text:p/>
        </draw:connector>
        <draw:connector draw:style-name="gr19" draw:text-style-name="P1" draw:layer="layout" svg:x1="7.301cm" svg:y1="15cm" svg:x2="7.8cm" svg:y2="19cm" draw:start-shape="id1" draw:start-glue-point="4" draw:end-shape="id8" draw:end-glue-point="3" svg:d="m7301 15000v4000h499" svg:viewBox="0 0 500 4001">
          <text:p/>
        </draw:connector>
        <draw:connector draw:style-name="gr20" draw:text-style-name="P1" draw:layer="layout" svg:x1="7.201cm" svg:y1="20.5cm" svg:x2="7.8cm" svg:y2="21.5cm" draw:end-shape="id9" draw:end-glue-point="3" svg:d="m7201 20500h237v1000h362" svg:viewBox="0 0 600 1001">
          <text:p/>
        </draw:connector>
        <draw:connector draw:style-name="gr20" draw:text-style-name="P1" draw:layer="layout" svg:x1="7.201cm" svg:y1="20.5cm" svg:x2="7.8cm" svg:y2="23cm" draw:end-shape="id10" draw:end-glue-point="3" svg:d="m7201 20500h237v2500h362" svg:viewBox="0 0 600 2501">
          <text:p/>
        </draw:connector>
        <draw:custom-shape draw:style-name="gr3"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0" draw:text-style-name="P1" draw:layer="layout" svg:x1="7.201cm" svg:y1="20.5cm" svg:x2="7.8cm" svg:y2="24.5cm" draw:end-shape="id11" draw:end-glue-point="3" svg:d="m7201 20500h237v4000h362" svg:viewBox="0 0 600 4001">
          <text:p/>
        </draw:connector>
        <draw:connector draw:style-name="gr20" draw:text-style-name="P1" draw:layer="layout" svg:x1="12.7cm" svg:y1="20.5cm" svg:x2="13.3cm" svg:y2="21.5cm" draw:end-shape="id12" draw:end-glue-point="3" svg:d="m12700 20500h238v1000h362" svg:viewBox="0 0 601 1001">
          <text:p/>
        </draw:connector>
        <draw:connector draw:style-name="gr20" draw:text-style-name="P1" draw:layer="layout" svg:x1="12.7cm" svg:y1="20.5cm" svg:x2="13.3cm" svg:y2="23cm" draw:end-shape="id13" draw:end-glue-point="3" svg:d="m12700 20500h237v2500h363" svg:viewBox="0 0 601 2501">
          <text:p/>
        </draw:connector>
        <draw:connector draw:style-name="gr20" draw:text-style-name="P1" draw:layer="layout" svg:x1="12.7cm" svg:y1="20.5cm" svg:x2="13.3cm" svg:y2="24.5cm" draw:end-shape="id14" draw:end-glue-point="3" svg:d="m12700 20500h237v4000h363" svg:viewBox="0 0 601 4001">
          <text:p/>
        </draw:connector>
        <draw:custom-shape draw:style-name="gr21"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2"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6" draw:text-style-name="P1" draw:layer="layout" svg:x1="14cm" svg:y1="17.5cm" svg:x2="13.501cm" svg:y2="15cm" draw:start-shape="id15" draw:start-glue-point="3" draw:end-shape="id5" draw:end-glue-point="4" svg:d="m14000 17500h-499v-2500" svg:viewBox="0 0 500 2501">
          <text:p/>
        </draw:connector>
        <draw:connector draw:style-name="gr23" draw:text-style-name="P1" draw:layer="layout" svg:x1="14cm" svg:y1="19cm" svg:x2="13.501cm" svg:y2="15cm" draw:start-shape="id16" draw:start-glue-point="3" draw:end-shape="id5" draw:end-glue-point="4" svg:d="m14000 19000h-499v-4000" svg:viewBox="0 0 500 4001">
          <text:p/>
        </draw:connector>
        <draw:connector draw:style-name="gr4" draw:text-style-name="P1" draw:layer="layout" svg:x1="14.75cm" svg:y1="14cm" svg:x2="3cm" svg:y2="13cm" draw:start-shape="id5" draw:start-glue-point="0" draw:end-shape="id2" draw:end-glue-point="4" svg:d="m14750 14000v-500h-11750v-500" svg:viewBox="0 0 11751 1001">
          <text:p/>
        </draw:connector>
        <draw:connector draw:style-name="gr20" draw:text-style-name="P1" draw:layer="layout" svg:x1="3cm" svg:y1="20.5cm" svg:x2="3.5cm" svg:y2="24.5cm" draw:start-shape="id17" draw:start-glue-point="6" draw:end-shape="id18" draw:end-glue-point="3" svg:d="m3000 20500v4000h500" svg:viewBox="0 0 501 4001">
          <text:p/>
        </draw:connector>
        <draw:connector draw:style-name="gr20" draw:text-style-name="P1" draw:layer="layout" svg:x1="3cm" svg:y1="20.5cm" svg:x2="3.5cm" svg:y2="23cm" draw:start-shape="id17" draw:start-glue-point="6" draw:end-shape="id19" draw:end-glue-point="3" svg:d="m3000 20500v2500h500" svg:viewBox="0 0 501 2501">
          <text:p/>
        </draw:connector>
        <draw:connector draw:style-name="gr20" draw:text-style-name="P1" draw:layer="layout" svg:x1="3cm" svg:y1="20.5cm" svg:x2="3.5cm" svg:y2="21.5cm" draw:start-shape="id17" draw:start-glue-point="6" draw:end-shape="id20" draw:end-glue-point="3" svg:d="m3000 20500v1000h500" svg:viewBox="0 0 501 1001">
          <text:p/>
        </draw:connector>
        <draw:line draw:style-name="gr24"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5" draw:text-style-name="P1" draw:layer="layout" draw:type="line" svg:x1="3.001cm" svg:y1="15cm" svg:x2="3cm" svg:y2="20.5cm" draw:start-shape="id3" draw:start-glue-point="4" draw:end-shape="id17" draw:end-glue-point="6" svg:d="m3001 15000-1 5500" svg:viewBox="0 0 2 5501">
          <text:p/>
        </draw:connector>
        <draw:custom-shape draw:style-name="gr3"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3"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2.2cm" svg:height="0.5cm" svg:x="3.4cm" svg:y="4.75cm">
          <text:p/>
          <draw:enhanced-geometry svg:viewBox="0 0 21600 21600" draw:type="rectangle" draw:enhanced-path="M 0 0 L 21600 0 21600 21600 0 21600 0 0 Z N"/>
        </draw:custom-shape>
        <draw:custom-shape draw:style-name="gr3" draw:text-style-name="P2" xml:id="id22" draw:id="id22" draw:layer="layout" svg:width="4cm" svg:height="1cm" svg:x="2.5cm" svg:y="4.5cm">
          <draw:glue-point draw:id="4" svg:x="-2.5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1"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3"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1" draw:text-style-name="P1" draw:layer="layout" svg:width="1.448cm" svg:height="0.5cm" svg:x="9.752cm" svg:y="4.75cm">
          <text:p/>
          <draw:enhanced-geometry svg:viewBox="0 0 21600 21600" draw:type="rectangle" draw:enhanced-path="M 0 0 L 21600 0 21600 21600 0 21600 0 0 Z N"/>
        </draw:custom-shape>
        <draw:custom-shape draw:style-name="gr3" draw:text-style-name="P2" xml:id="id25" draw:id="id25" draw:layer="layout" svg:width="4cm" svg:height="1cm" svg:x="8.5cm" svg:y="4.5cm">
          <draw:glue-point draw:id="4" svg:x="-5cm" svg:y="3cm"/>
          <draw:glue-point draw:id="5" svg:x="-5cm" svg:y="-3cm"/>
          <draw:glue-point draw:id="6" svg:x="5cm" svg:y="-3cm"/>
          <draw:glue-point draw:id="7" svg:x="5cm" svg:y="3cm"/>
          <draw:glue-point draw:id="8" svg:x="1.666cm" svg:y="5cm"/>
          <draw:glue-point draw:id="9" svg:x="2.5cm" svg:y="-5cm"/>
          <draw:glue-point draw:id="10" svg:x="-2cm" svg:y="-5cm"/>
          <draw:glue-point draw:id="11" svg:x="3.75cm" svg:y="-5.25cm"/>
          <text:p text:style-name="P1"><text:span text:style-name="T1">History</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448cm" svg:height="0.5cm" svg:x="15.752cm" svg:y="4.75cm">
          <text:p/>
          <draw:enhanced-geometry svg:viewBox="0 0 21600 21600" draw:type="rectangle" draw:enhanced-path="M 0 0 L 21600 0 21600 21600 0 21600 0 0 Z N"/>
        </draw:custom-shape>
        <draw:custom-shape draw:style-name="gr3" draw:text-style-name="P2" xml:id="id26" draw:id="id26" draw:layer="layout" svg:width="2cm" svg:height="1cm" svg:x="15.5cm" svg:y="4.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30" draw:id="id30" draw:layer="layout" svg:width="2.5cm" svg:height="1cm" svg:x="14cm" svg:y="6.5cm">
          <text:p text:style-name="P1"><text:span text:style-name="T1">Recipient</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3.25cm" svg:height="0.5cm" svg:x="2.65cm" svg:y="6.75cm">
          <text:p/>
          <draw:enhanced-geometry svg:viewBox="0 0 21600 21600" draw:type="rectangle" draw:enhanced-path="M 0 0 L 21600 0 21600 21600 0 21600 0 0 Z N"/>
        </draw:custom-shape>
        <draw:custom-shape draw:style-name="gr3" draw:text-style-name="P2" xml:id="id28" draw:id="id28" draw:layer="layout" svg:width="3.5cm" svg:height="1cm" svg:x="2.5cm" svg:y="6.5cm">
          <draw:glue-point draw:id="4" svg:x="-2.142cm" svg:y="-5cm"/>
          <draw:glue-point draw:id="5" svg:x="2.5cm" svg:y="-5cm"/>
          <text:p text:style-name="P1"><text:span text:style-name="T1">Received E-mail</text:span></text:p>
          <draw:enhanced-geometry svg:viewBox="0 0 21600 21600" draw:type="rectangle" draw:enhanced-path="M 0 0 L 21600 0 21600 21600 0 21600 0 0 Z N"/>
        </draw:custom-shape>
        <draw:custom-shape draw:style-name="gr1" draw:text-style-name="P1" draw:layer="layout" svg:width="2.5cm" svg:height="0.5cm" svg:x="11cm" svg:y="2.75cm">
          <text:p/>
          <draw:enhanced-geometry svg:viewBox="0 0 21600 21600" draw:type="rectangle" draw:enhanced-path="M 0 0 L 21600 0 21600 21600 0 21600 0 0 Z N"/>
        </draw:custom-shape>
        <draw:custom-shape draw:style-name="gr26"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7" draw:text-style-name="P2" xml:id="id33" draw:id="id33" draw:layer="layout" svg:width="2.707cm" svg:height="1.3cm" svg:x="2.5cm" svg:y="8.7cm">
          <draw:glue-point draw:id="4" svg:x="-5cm" svg:y="-2.692cm"/>
          <draw:glue-point draw:id="5" svg:x="-5cm" svg:y="2.692cm"/>
          <draw:glue-point draw:id="6" svg:x="-4cm" svg:y="5cm"/>
          <draw:glue-point draw:id="7" svg:x="-2.666cm" svg:y="5.192cm"/>
          <draw:glue-point draw:id="8" svg:x="1.666cm" svg:y="5cm"/>
          <text:p text:style-name="P1"><text:span text:style-name="T1">Uploaded</text:span></text:p>
          <text:p text:style-name="P1"><text:span text:style-name="T1">Attachment</text:span></text:p>
          <draw:enhanced-geometry svg:viewBox="0 0 21600 21600" draw:type="rectangle" draw:enhanced-path="M 0 0 L 21600 0 21600 21600 0 21600 0 0 Z N"/>
        </draw:custom-shape>
        <draw:connector draw:style-name="gr28" draw:text-style-name="P1" draw:layer="layout" svg:x1="3.5cm" svg:y1="3.5cm" svg:x2="3.5cm" svg:y2="4.5cm" draw:start-shape="id21" draw:start-glue-point="2" draw:end-shape="id22" draw:end-glue-point="4" svg:d="m3500 3500v1000" svg:viewBox="0 0 1 1001">
          <text:p/>
        </draw:connector>
        <draw:connector draw:style-name="gr28" draw:text-style-name="P1" draw:layer="layout" svg:x1="4.5cm" svg:y1="3cm" svg:x2="5.5cm" svg:y2="3cm" draw:start-shape="id21" draw:start-glue-point="1" draw:end-shape="id23" draw:end-glue-point="3" svg:d="m4500 3000h1000" svg:viewBox="0 0 1001 1">
          <text:p/>
        </draw:connector>
        <draw:connector draw:style-name="gr29" draw:text-style-name="P1" draw:layer="layout" svg:x1="16.5cm" svg:y1="2.5cm" svg:x2="7.5cm" svg:y2="2.5cm" draw:start-shape="id24" draw:start-glue-point="0" draw:end-shape="id23" draw:end-glue-point="0" svg:d="m16500 2500v-525h-9000v525" svg:viewBox="0 0 9001 526">
          <text:p/>
        </draw:connector>
        <draw:connector draw:style-name="gr30" draw:text-style-name="P1" draw:layer="layout" svg:x1="6.5cm" svg:y1="5cm" svg:x2="8.5cm" svg:y2="5cm" draw:start-shape="id22" draw:start-glue-point="1" draw:end-shape="id25" draw:end-glue-point="3" svg:d="m6500 5000h2000" svg:viewBox="0 0 2001 1">
          <text:p/>
        </draw:connector>
        <draw:connector draw:style-name="gr28" draw:text-style-name="P1" draw:layer="layout" svg:x1="12.5cm" svg:y1="5.3cm" svg:x2="15.5cm" svg:y2="5.3cm" draw:start-shape="id25" draw:start-glue-point="7" draw:end-shape="id26" draw:end-glue-point="6" svg:d="m12500 5300h3000" svg:viewBox="0 0 3001 1">
          <text:p/>
        </draw:connector>
        <draw:connector draw:style-name="gr28" draw:text-style-name="P1" draw:layer="layout" draw:type="lines" svg:x1="16.5cm" svg:y1="3.5cm" svg:x2="12cm" svg:y2="4.5cm" draw:start-shape="id24" draw:start-glue-point="2" draw:end-shape="id25" draw:end-glue-point="11" svg:d="m16500 3500v525l-4500-50v525" svg:viewBox="0 0 4501 1001">
          <text:p/>
        </draw:connector>
        <draw:connector draw:style-name="gr29" draw:text-style-name="P1" draw:layer="layout" svg:x1="15.5cm" svg:y1="4.7cm" svg:x2="12.5cm" svg:y2="4.7cm" draw:start-shape="id26" draw:start-glue-point="4" draw:end-shape="id25" draw:end-glue-point="6" svg:d="m15500 4700h-3000" svg:viewBox="0 0 3001 1">
          <text:p/>
        </draw:connector>
        <draw:frame draw:style-name="gr31" draw:text-style-name="P3" draw:layer="layout" svg:width="2.6cm" svg:height="0.7cm" svg:x="12.426cm" svg:y="4.2cm">
          <draw:text-box>
            <text:p text:style-name="P1"><text:span text:style-name="T2">Advanced by</text:span></text:p>
          </draw:text-box>
        </draw:frame>
        <draw:connector draw:style-name="gr29" draw:text-style-name="P1" draw:layer="layout" svg:x1="11.5cm" svg:y1="4.5cm" svg:x2="11.501cm" svg:y2="3.5cm" draw:start-shape="id25" draw:start-glue-point="9" draw:end-shape="id27" draw:end-glue-point="5" svg:d="m11500 4500v-500h1v-500" svg:viewBox="0 0 2 1001">
          <text:p/>
        </draw:connector>
        <draw:connector draw:style-name="gr29" draw:text-style-name="P1" draw:layer="layout" svg:x1="3.5cm" svg:y1="5.5cm" svg:x2="3.501cm" svg:y2="6.5cm" draw:start-shape="id22" draw:start-glue-point="7" draw:end-shape="id28" draw:end-glue-point="4" svg:d="m3500 5500v500h1v500" svg:viewBox="0 0 2 1001">
          <text:p/>
        </draw:connector>
        <draw:connector draw:style-name="gr32" draw:text-style-name="P1" draw:layer="layout" draw:type="lines" svg:x1="16cm" svg:y1="5.5cm" svg:x2="12.25cm" svg:y2="6.5cm" draw:start-shape="id26" draw:start-glue-point="7" draw:end-shape="id29" draw:end-glue-point="5" svg:d="m16000 5500v525l-3750-50v525" svg:viewBox="0 0 3751 1001">
          <text:p/>
        </draw:connector>
        <draw:frame draw:style-name="gr31" draw:text-style-name="P3" draw:layer="layout" svg:width="1cm" svg:height="0.7cm" svg:x="14.6cm" svg:y="5.275cm">
          <draw:text-box>
            <text:p text:style-name="P1"><text:span text:style-name="T2">1+</text:span></text:p>
          </draw:text-box>
        </draw:frame>
        <draw:frame draw:style-name="gr31" draw:text-style-name="P3" draw:layer="layout" svg:width="2.5cm" svg:height="0.7cm" svg:x="13.2cm" svg:y="4.8cm">
          <draw:text-box>
            <text:p text:style-name="P1"><text:span text:style-name="T2">Contained</text:span></text:p>
          </draw:text-box>
        </draw:frame>
        <draw:frame draw:style-name="gr31" draw:text-style-name="P3" draw:layer="layout" svg:width="0.9cm" svg:height="0.7cm" svg:x="7.7cm" svg:y="4.952cm">
          <draw:text-box>
            <text:p text:style-name="P1"><text:span text:style-name="T2">1+</text:span></text:p>
          </draw:text-box>
        </draw:frame>
        <draw:connector draw:style-name="gr33" draw:text-style-name="P1" draw:layer="layout" svg:x1="14cm" svg:y1="3cm" svg:x2="15.5cm" svg:y2="3cm" draw:start-shape="id27" draw:start-glue-point="1" draw:end-shape="id24" svg:d="m14000 3000h1500" svg:viewBox="0 0 1501 1">
          <text:p/>
        </draw:connector>
        <draw:connector draw:style-name="gr28" draw:text-style-name="P1" draw:layer="layout" draw:type="lines" svg:x1="5.5cm" svg:y1="4.5cm" svg:x2="11.001cm" svg:y2="3.5cm" draw:start-shape="id22" draw:start-glue-point="5" draw:end-shape="id27" draw:end-glue-point="4" svg:d="m5500 4500v-525l5501 50v-525" svg:viewBox="0 0 5502 1001">
          <text:p/>
        </draw:connector>
        <draw:custom-shape draw:style-name="gr3" draw:text-style-name="P2" xml:id="id29" draw:id="id29" draw:layer="layout" svg:width="2.5cm" svg:height="1cm" svg:x="10.5cm" svg:y="6.5cm">
          <draw:glue-point draw:id="4" svg:x="-2cm" svg:y="-5cm"/>
          <draw:glue-point draw:id="5" svg:x="2cm" svg:y="-5cm"/>
          <text:p text:style-name="P1"><text:span text:style-name="T1">Sent E-mail</text:span></text:p>
          <draw:enhanced-geometry svg:viewBox="0 0 21600 21600" draw:type="rectangle" draw:enhanced-path="M 0 0 L 21600 0 21600 21600 0 21600 0 0 Z N"/>
        </draw:custom-shape>
        <draw:connector draw:style-name="gr28" draw:text-style-name="P1" draw:layer="layout" draw:type="lines" svg:x1="5.5cm" svg:y1="5.5cm" svg:x2="11.25cm" svg:y2="6.5cm" draw:start-shape="id22" draw:start-glue-point="8" draw:end-shape="id29" draw:end-glue-point="4" svg:d="m5500 5500v525l5750-50v525" svg:viewBox="0 0 5751 1001">
          <text:p/>
        </draw:connector>
        <draw:connector draw:style-name="gr28" draw:text-style-name="P1" draw:layer="layout" svg:x1="13cm" svg:y1="7cm" svg:x2="14cm" svg:y2="7cm" draw:start-shape="id29" draw:start-glue-point="1" draw:end-shape="id30" draw:end-glue-point="3" svg:d="m13000 7000h1000" svg:viewBox="0 0 1001 1">
          <text:p/>
        </draw:connector>
        <draw:frame draw:style-name="gr31" draw:text-style-name="P3" draw:layer="layout" svg:width="0.9cm" svg:height="0.7cm" svg:x="13.2cm" svg:y="6.948cm">
          <draw:text-box>
            <text:p text:style-name="P1"><text:span text:style-name="T2">1+</text:span></text:p>
          </draw:text-box>
        </draw:frame>
        <draw:connector draw:style-name="gr34" draw:text-style-name="P1" draw:layer="layout" svg:x1="17cm" svg:y1="5.5cm" svg:x2="11.75cm" svg:y2="7.5cm" draw:start-shape="id26" draw:start-glue-point="8" draw:end-shape="id29" draw:end-glue-point="2" svg:d="m17000 5500v2525h-5250v-525" svg:viewBox="0 0 5251 2526">
          <text:p/>
        </draw:connector>
        <draw:custom-shape draw:style-name="gr35" draw:text-style-name="P2" xml:id="id31" draw:id="id31" draw:layer="layout" svg:width="2.5cm" svg:height="1cm" svg:x="7cm" svg:y="6.5cm">
          <draw:glue-point draw:id="4" svg:x="-2cm" svg:y="-5cm"/>
          <draw:glue-point draw:id="5" svg:x="2cm" svg:y="-5cm"/>
          <text:p text:style-name="P1"><text:span text:style-name="T1">Raw E-mail</text:span></text:p>
          <draw:enhanced-geometry svg:viewBox="0 0 21600 21600" draw:type="rectangle" draw:enhanced-path="M 0 0 L 21600 0 21600 21600 0 21600 0 0 Z N"/>
        </draw:custom-shape>
        <draw:connector draw:style-name="gr36" draw:text-style-name="P1" draw:layer="layout" svg:x1="9.5cm" svg:y1="7cm" svg:x2="10.5cm" svg:y2="7cm" draw:start-shape="id31" draw:start-glue-point="1" draw:end-shape="id29" draw:end-glue-point="3" svg:d="m9500 7000h1000" svg:viewBox="0 0 1001 1">
          <text:p/>
        </draw:connector>
        <draw:connector draw:style-name="gr36" draw:text-style-name="P1" draw:layer="layout" svg:x1="7cm" svg:y1="7cm" svg:x2="6cm" svg:y2="7cm" draw:start-shape="id31" draw:start-glue-point="3" draw:end-shape="id28" draw:end-glue-point="1" svg:d="m7000 7000h-1000" svg:viewBox="0 0 1001 1">
          <text:p/>
        </draw:connector>
        <draw:custom-shape draw:style-name="gr3" draw:text-style-name="P2" xml:id="id32" draw:id="id32" draw:layer="layout" svg:width="4cm" svg:height="1cm" svg:x="6cm" svg:y="10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6" draw:text-style-name="P2" xml:id="id34" draw:id="id34" draw:layer="layout" svg:width="3.5cm" svg:height="1cm" svg:x="10.5cm" svg:y="10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3" draw:text-style-name="P2" xml:id="id35" draw:id="id35" draw:layer="layout" svg:width="2cm" svg:height="1cm" svg:x="14.5cm" svg:y="10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29" draw:text-style-name="P1" draw:layer="layout" svg:x1="8cm" svg:y1="10cm" svg:x2="5.207cm" svg:y2="9.35cm" draw:start-shape="id32" draw:start-glue-point="0" draw:end-shape="id33" draw:end-glue-point="1" svg:d="m8000 10000v-650h-2793" svg:viewBox="0 0 2794 651">
          <text:p/>
        </draw:connector>
        <draw:connector draw:style-name="gr29" draw:text-style-name="P1" draw:layer="layout" svg:x1="12.25cm" svg:y1="10cm" svg:x2="5.207cm" svg:y2="9.35cm" draw:start-shape="id34" draw:start-glue-point="0" draw:end-shape="id33" draw:end-glue-point="1" svg:d="m12250 10000v-650h-7043" svg:viewBox="0 0 7044 651">
          <text:p/>
        </draw:connector>
        <draw:connector draw:style-name="gr29" draw:text-style-name="P1" draw:layer="layout" svg:x1="15.5cm" svg:y1="10cm" svg:x2="5.207cm" svg:y2="9.35cm" draw:start-shape="id35" draw:start-glue-point="0" draw:end-shape="id33" draw:end-glue-point="1" svg:d="m15500 10000v-650h-10293" svg:viewBox="0 0 10294 65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4" draw:display-name="Arrowheads 14" svg:viewBox="0 0 16176 29800" svg:d="m1500 0 1500 3000h-3000zm-13500 27447-1176 2353h2353z"/>
    <draw:marker draw:name="Arrowheads_20_34" draw:display-name="Arrowheads 34" svg:viewBox="0 0 1013 1130" svg:d="m1009 1050-449-1008-22-30-29-12-34 12-21 26-449 1012-5 13v8l5 21 12 21 17 13 21 4h903l21-4 21-13 9-21 4-21v-8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tyle="italic" style:font-style-asian="italic"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start"/>
    </style:style>
    <style:style style:name="P8"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3" draw:layer="layout" svg:width="5cm" svg:height="1cm" svg:x="1.5cm" svg:y="2cm">
          <text:p text:style-name="P2"><text:span text:style-name="T1">Applicant</text:span></text:p>
          <draw:enhanced-geometry svg:viewBox="0 0 21600 21600" draw:type="rectangle" draw:enhanced-path="M 0 0 L 21600 0 21600 21600 0 21600 0 0 Z N"/>
        </draw:custom-shape>
        <draw:custom-shape draw:style-name="gr2" draw:text-style-name="P3" draw:layer="layout" svg:width="6cm" svg:height="1cm" svg:x="6.5cm" svg:y="2cm">
          <text:p text:style-name="P2"><text:span text:style-name="T1">Obligee</text:span></text:p>
          <draw:enhanced-geometry svg:viewBox="0 0 21600 21600" draw:type="rectangle" draw:enhanced-path="M 0 0 L 21600 0 21600 21600 0 21600 0 0 Z N"/>
        </draw:custom-shape>
        <draw:custom-shape draw:style-name="gr2" draw:text-style-name="P3" draw:layer="layout" svg:width="5.5cm" svg:height="1cm" svg:x="12.5cm" svg:y="2cm">
          <text:p text:style-name="P2"><text:span text:style-name="T1">Advanced By Obligee</text:span></text:p>
          <draw:enhanced-geometry svg:viewBox="0 0 21600 21600" draw:type="rectangle" draw:enhanced-path="M 0 0 L 21600 0 21600 21600 0 21600 0 0 Z N"/>
        </draw:custom-shape>
        <draw:custom-shape draw:style-name="gr2" draw:text-style-name="P3" draw:layer="layout" svg:width="5cm" svg:height="1cm" svg:x="1.5cm" svg:y="2cm">
          <text:p text:style-name="P2"><text:span text:style-name="T1">Applicant</text:span></text:p>
          <draw:enhanced-geometry svg:viewBox="0 0 21600 21600" draw:type="rectangle" draw:enhanced-path="M 0 0 L 21600 0 21600 21600 0 21600 0 0 Z N"/>
        </draw:custom-shape>
        <draw:custom-shape draw:style-name="gr2" draw:text-style-name="P3" draw:layer="layout" svg:width="5.5cm" svg:height="1cm" svg:x="12.5cm" svg:y="6cm">
          <text:p text:style-name="P2"><text:span text:style-name="T1">Advanced To Obligee</text:span></text:p>
          <draw:enhanced-geometry svg:viewBox="0 0 21600 21600" draw:type="rectangle" draw:enhanced-path="M 0 0 L 21600 0 21600 21600 0 21600 0 0 Z N"/>
        </draw:custom-shape>
        <draw:custom-shape draw:style-name="gr2" draw:text-style-name="P3" draw:layer="layout" svg:width="5.5cm" svg:height="1cm" svg:x="12.5cm" svg:y="9.5cm">
          <text:p text:style-name="P2"><text:span text:style-name="T1">Obligee Superior</text:span></text:p>
          <draw:enhanced-geometry svg:viewBox="0 0 21600 21600" draw:type="rectangle" draw:enhanced-path="M 0 0 L 21600 0 21600 21600 0 21600 0 0 Z N"/>
        </draw:custom-shape>
        <draw:custom-shape draw:style-name="gr3" draw:text-style-name="P4" xml:id="id1" draw:id="id1" draw:layer="layout" svg:width="3cm" svg:height="1cm" svg:x="3cm" svg:y="3.5cm">
          <text:p text:style-name="P1"><text:span text:style-name="T2">Request [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11" draw:id="id11" draw:layer="layout" svg:width="3.5cm" svg:height="1cm" svg:x="6.95cm" svg:y="4.5cm">
          <text:p text:style-name="P1"><text:span text:style-name="T2">Confirmation [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xml:id="id9" draw:id="id9" draw:layer="layout" svg:width="4cm" svg:height="1cm" svg:x="6.75cm" svg:y="9.5cm">
          <text:p text:style-name="P5"><text:span text:style-name="T3">Advancement</text:span><text:span text:style-name="T4"> [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8" draw:id="id8" draw:layer="layout" svg:width="3.5cm" svg:height="1cm" svg:x="6.95cm" svg:y="11.5cm">
          <text:p text:style-name="P1"><text:span text:style-name="T2">Extension [1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xml:id="id7" draw:id="id7" draw:layer="layout" svg:width="3.5cm" svg:height="1.5cm" svg:x="6.95cm" svg:y="13.45cm">
          <text:p text:style-name="P5"><text:span text:style-name="T3">Full</text:span><text:span text:style-name="T3"><text:line-break/></text:span><text:span text:style-name="T3">Disclosur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xml:id="id6" draw:id="id6" draw:layer="layout" svg:width="3.5cm" svg:height="1.5cm" svg:x="6.95cm" svg:y="15.95cm">
          <text:p text:style-name="P5"><text:span text:style-name="T3">Non-full</text:span><text:span text:style-name="T3"><text:line-break/></text:span><text:span text:style-name="T3">Disclosure</text:span><text:span text:style-name="T4"> [1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5" draw:id="id5" draw:layer="layout" svg:width="3.5cm" svg:height="1cm" svg:x="6.95cm" svg:y="18.5cm">
          <text:p text:style-name="P1"><text:span text:style-name="T2">Refusal [1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4" draw:id="id4" draw:layer="layout" svg:width="3.5cm" svg:height="1.5cm" svg:x="6.95cm" svg:y="20.45cm">
          <text:p text:style-name="P1"><text:span text:style-name="T2">Missed</text:span><text:span text:style-name="T2"><text:line-break/></text:span><text:span text:style-name="T2">Deadline [6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4" xml:id="id17" draw:id="id17" draw:layer="layout" svg:width="1cm" svg:height="1cm" svg:x="8cm" svg:y="22.5cm">
          <text:p text:style-name="P4"/>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16" draw:id="id16" draw:layer="layout" svg:width="3cm" svg:height="1cm" svg:x="2.5cm" svg:y="22.5cm">
          <text:p text:style-name="P1"><text:span text:style-name="T2">Appeal [3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xml:id="id22" draw:id="id22" draw:layer="layout" svg:width="4cm" svg:height="1cm" svg:x="13.5cm" svg:y="11.5cm">
          <text:p text:style-name="P5"><text:span text:style-name="T3">Remandment</text:span><text:span text:style-name="T4"> [1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21" draw:id="id21" draw:layer="layout" svg:width="3cm" svg:height="1cm" svg:x="14cm" svg:y="13.5cm">
          <text:p text:style-name="P1"><text:span text:style-name="T2">Affirmation</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xml:id="id20" draw:id="id20" draw:layer="layout" svg:width="3cm" svg:height="1cm" svg:x="14cm" svg:y="15.5cm">
          <text:p text:style-name="P5"><text:span text:style-name="T3">Reversion</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4" xml:id="id19" draw:id="id19" draw:layer="layout" svg:width="3cm" svg:height="1.5cm" svg:x="14cm" svg:y="17.45cm">
          <text:p text:style-name="P1"><text:span text:style-name="T2">Missed</text:span><text:span text:style-name="T2"><text:line-break/></text:span><text:span text:style-name="T2">Deadlin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4" xml:id="id25" draw:id="id25" draw:layer="layout" svg:width="1cm" svg:height="1cm" svg:x="15cm" svg:y="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8" draw:layer="layout" svg:width="15.9cm" svg:height="2.2cm" svg:x="1.5cm" svg:y="24cm">
          <text:list text:style-name="L1">
            <text:list-item>
              <text:p text:style-name="P7"><text:span text:style-name="T2">Actions that contain or may contain disclosed information are marked </text:span><text:span text:style-name="T3">in italic</text:span><text:span text:style-name="T2">.</text:span></text:p>
            </text:list-item>
            <text:list-item>
              <text:p text:style-name="P7"><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